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4fc11"/>
    </style:style>
    <style:style style:name="P2" style:family="paragraph" style:parent-style-name="Standard">
      <style:paragraph-properties fo:line-height="200%" fo:text-align="justify" style:justify-single-word="false"/>
      <style:text-properties officeooo:paragraph-rsid="0004fc11"/>
    </style:style>
    <style:style style:name="P3" style:family="paragraph" style:parent-style-name="Standard">
      <style:paragraph-properties fo:line-height="200%"/>
      <style:text-properties officeooo:paragraph-rsid="0004fc11"/>
    </style:style>
    <style:style style:name="P4" style:family="paragraph" style:parent-style-name="Standard">
      <style:text-properties officeooo:rsid="00040821" officeooo:paragraph-rsid="00040821"/>
    </style:style>
    <style:style style:name="P5" style:family="paragraph" style:parent-style-name="Standard">
      <style:paragraph-properties fo:line-height="200%"/>
      <style:text-properties officeooo:paragraph-rsid="0004fc11" fo:background-color="#ffffff"/>
    </style:style>
    <style:style style:name="P6" style:family="paragraph" style:parent-style-name="Standard">
      <style:paragraph-properties fo:line-height="200%" fo:text-align="justify" style:justify-single-word="false"/>
      <style:text-properties fo:font-style="italic" officeooo:paragraph-rsid="0004fc11" fo:background-color="#ffffff" style:font-style-asian="italic" style:font-style-complex="italic"/>
    </style:style>
    <style:style style:name="P7" style:family="paragraph" style:parent-style-name="Standard">
      <style:paragraph-properties fo:line-height="200%" fo:text-align="justify" style:justify-single-word="false"/>
      <style:text-properties fo:font-style="italic" officeooo:paragraph-rsid="0004fc11" style:font-style-asian="italic" style:font-style-complex="italic"/>
    </style:style>
    <style:style style:name="P8" style:family="paragraph" style:parent-style-name="Standard">
      <style:text-properties officeooo:paragraph-rsid="0004fc11"/>
    </style:style>
    <style:style style:name="P9" style:family="paragraph" style:parent-style-name="Standard">
      <style:paragraph-properties fo:margin-left="0in" fo:margin-right="0in" fo:line-height="200%" fo:text-align="justify" style:justify-single-word="false" fo:text-indent="0.5in" style:auto-text-indent="false"/>
      <style:text-properties officeooo:paragraph-rsid="0004fc11"/>
    </style:style>
    <style:style style:name="T1" style:family="text">
      <style:text-properties officeooo:rsid="0000d11e"/>
    </style:style>
    <style:style style:name="T2" style:family="text">
      <style:text-properties fo:font-variant="normal" fo:text-transform="none" style:text-position="0% 100%" fo:font-style="normal" style:text-underline-style="none" fo:font-weight="normal"/>
    </style:style>
    <style:style style:name="T3" style:family="text">
      <style:text-properties officeooo:rsid="00040821"/>
    </style:style>
    <style:style style:name="T4" style:family="text">
      <style:text-properties officeooo:rsid="0004fc11"/>
    </style:style>
    <style:style style:name="T5" style:family="text">
      <style:text-properties fo:font-style="italic" style:font-style-asian="italic" style:font-style-complex="italic"/>
    </style:style>
    <style:style style:name="T6" style:family="text">
      <style:text-properties fo:font-style="italic" fo:background-color="#ffffff" loext:char-shading-value="0" style:font-style-asian="italic" style:font-style-complex="italic"/>
    </style:style>
    <style:style style:name="T7" style:family="text">
      <style:text-properties fo:background-color="#ffffff" loext:char-shading-value="0"/>
    </style:style>
    <style:style style:name="T8" style:family="text">
      <style:text-properties fo:font-weight="bold" fo:background-color="#ffffff" loext:char-shading-value="0" style:font-weight-asian="bold" style:font-weight-complex="bold"/>
    </style:style>
    <style:style style:name="T9" style:family="text">
      <style:text-properties style:text-position="super 58%"/>
    </style:style>
    <style:style style:name="T10" style:family="text">
      <style:text-properties officeooo:rsid="000646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0">Bats in norhamerica are having major conservation threats . With the top two being White nose syndrom, an introduce fungus pathogen which has killed over 5 million bats since its discovery in New York <text:s/></text:span><text:reference-mark-start text:name="ZOTERO_ITEM CSL_CITATION {&quot;citationID&quot;:&quot;1897oo6qkg&quot;,&quot;properties&quot;:{&quot;formattedCitation&quot;:&quot;(Leopardi et al., 2015)&quot;,&quot;plainCitation&quot;:&quot;(Leopardi et al., 2015)&quot;},&quot;citationItems&quot;:[{&quot;id&quot;:837,&quot;uris&quot;:[&quot;http://zotero.org/users/1997578/items/VZPPRQ9X&quot;],&quot;uri&quot;:[&quot;http://zotero.org/users/1997578/items/VZPPRQ9X&quot;],&quot;itemData&quot;:{&quot;id&quot;:837,&quot;type&quot;:&quot;article-journal&quot;,&quot;title&quot;:&quot;White-Nose Syndrome fungus introduced from Europe to North America&quot;,&quot;container-title&quot;:&quot;Current Biology&quot;,&quot;page&quot;:&quot;R217–R219&quot;,&quot;volume&quot;:&quot;25&quot;,&quot;issue&quot;:&quot;6&quot;,&quot;source&quot;:&quot;Google Scholar&quot;,&quot;author&quot;:[{&quot;family&quot;:&quot;Leopardi&quot;,&quot;given&quot;:&quot;Stefania&quot;},{&quot;family&quot;:&quot;Blake&quot;,&quot;given&quot;:&quot;Damer&quot;},{&quot;family&quot;:&quot;Puechmaille&quot;,&quot;given&quot;:&quot;Sébastien J.&quot;}],&quot;issued&quot;:{&quot;date-parts&quot;:[[&quot;2015&quot;]]}}}],&quot;schema&quot;:&quot;https://github.com/citation-style-language/schema/raw/master/csl-citation.json&quot;} RNDAuqyVfVsD0"/><text:span text:style-name="T10">(Leopardi et al., 2015). </text:span><text:reference-mark-end text:name="ZOTERO_ITEM CSL_CITATION {&quot;citationID&quot;:&quot;1897oo6qkg&quot;,&quot;properties&quot;:{&quot;formattedCitation&quot;:&quot;(Leopardi et al., 2015)&quot;,&quot;plainCitation&quot;:&quot;(Leopardi et al., 2015)&quot;},&quot;citationItems&quot;:[{&quot;id&quot;:837,&quot;uris&quot;:[&quot;http://zotero.org/users/1997578/items/VZPPRQ9X&quot;],&quot;uri&quot;:[&quot;http://zotero.org/users/1997578/items/VZPPRQ9X&quot;],&quot;itemData&quot;:{&quot;id&quot;:837,&quot;type&quot;:&quot;article-journal&quot;,&quot;title&quot;:&quot;White-Nose Syndrome fungus introduced from Europe to North America&quot;,&quot;container-title&quot;:&quot;Current Biology&quot;,&quot;page&quot;:&quot;R217–R219&quot;,&quot;volume&quot;:&quot;25&quot;,&quot;issue&quot;:&quot;6&quot;,&quot;source&quot;:&quot;Google Scholar&quot;,&quot;author&quot;:[{&quot;family&quot;:&quot;Leopardi&quot;,&quot;given&quot;:&quot;Stefania&quot;},{&quot;family&quot;:&quot;Blake&quot;,&quot;given&quot;:&quot;Damer&quot;},{&quot;family&quot;:&quot;Puechmaille&quot;,&quot;given&quot;:&quot;Sébastien J.&quot;}],&quot;issued&quot;:{&quot;date-parts&quot;:[[&quot;2015&quot;]]}}}],&quot;schema&quot;:&quot;https://github.com/citation-style-language/schema/raw/master/csl-citation.json&quot;} RNDAuqyVfVsD0"/><text:span text:style-name="T10">WNS has spread throughoutthe east coast of the United States and the Midwest, but recently it has been found in the west coast in the state of Washington </text:span><text:reference-mark-start text:name="ZOTERO_ITEM CSL_CITATION {&quot;citationID&quot;:&quot;2a2lufekdc&quot;,&quot;properties&quot;:{&quot;formattedCitation&quot;:&quot;(USGS, 2016)&quot;,&quot;plainCitation&quot;:&quot;(USGS, 2016)&quot;},&quot;citationItems&quot;:[{&quot;id&quot;:963,&quot;uris&quot;:[&quot;http://zotero.org/users/1997578/items/DPFIIDPK&quot;],&quot;uri&quot;:[&quot;http://zotero.org/users/1997578/items/DPFIIDPK&quot;],&quot;itemData&quot;:{&quot;id&quot;:963,&quot;type&quot;:&quot;webpage&quot;,&quot;title&quot;:&quot;White-nose syndrome map | White-Nose Syndrome&quot;,&quot;URL&quot;:&quot;https://www.whitenosesyndrome.org/resources/map&quot;,&quot;author&quot;:[{&quot;family&quot;:&quot;USGS&quot;,&quot;given&quot;:&quot;&quot;}],&quot;issued&quot;:{&quot;date-parts&quot;:[[&quot;2016&quot;]]},&quot;accessed&quot;:{&quot;date-parts&quot;:[[&quot;2016&quot;,5,18]]}}}],&quot;schema&quot;:&quot;https://github.com/citation-style-language/schema/raw/master/csl-citation.json&quot;} RNDk5HmJmOJr7"/><text:span text:style-name="T10">(USGS, 2016)</text:span><text:reference-mark-end text:name="ZOTERO_ITEM CSL_CITATION {&quot;citationID&quot;:&quot;2a2lufekdc&quot;,&quot;properties&quot;:{&quot;formattedCitation&quot;:&quot;(USGS, 2016)&quot;,&quot;plainCitation&quot;:&quot;(USGS, 2016)&quot;},&quot;citationItems&quot;:[{&quot;id&quot;:963,&quot;uris&quot;:[&quot;http://zotero.org/users/1997578/items/DPFIIDPK&quot;],&quot;uri&quot;:[&quot;http://zotero.org/users/1997578/items/DPFIIDPK&quot;],&quot;itemData&quot;:{&quot;id&quot;:963,&quot;type&quot;:&quot;webpage&quot;,&quot;title&quot;:&quot;White-nose syndrome map | White-Nose Syndrome&quot;,&quot;URL&quot;:&quot;https://www.whitenosesyndrome.org/resources/map&quot;,&quot;author&quot;:[{&quot;family&quot;:&quot;USGS&quot;,&quot;given&quot;:&quot;&quot;}],&quot;issued&quot;:{&quot;date-parts&quot;:[[&quot;2016&quot;]]},&quot;accessed&quot;:{&quot;date-parts&quot;:[[&quot;2016&quot;,5,18]]}}}],&quot;schema&quot;:&quot;https://github.com/citation-style-language/schema/raw/master/csl-citation.json&quot;} RNDk5HmJmOJr7"/><text:span text:style-name="T10">. Besides WNS, the biggest threat to bats in north america is wind turbines. Every autumn high mortality occur when migrating bats crash into this turbines </text:span><text:reference-mark-start text:name="ZOTERO_ITEM CSL_CITATION {&quot;citationID&quot;:&quot;9mhkr84l4&quot;,&quot;properties&quot;:{&quot;formattedCitation&quot;:&quot;(Cryan and Barclay, 2009)&quot;,&quot;plainCitation&quot;:&quot;(Cryan and Barclay, 2009)&quot;},&quot;citationItems&quot;:[{&quot;id&quot;:965,&quot;uris&quot;:[&quot;http://zotero.org/users/1997578/items/T4ZGME7R&quot;],&quot;uri&quot;:[&quot;http://zotero.org/users/1997578/items/T4ZGME7R&quot;],&quot;itemData&quot;:{&quot;id&quot;:965,&quot;type&quot;:&quot;article-journal&quot;,&quot;title&quot;:&quot;Causes of bat fatalities at wind turbines: hypotheses and predictions&quot;,&quot;container-title&quot;:&quot;Journal of Mammalogy&quot;,&quot;page&quot;:&quot;1330–1340&quot;,&quot;volume&quot;:&quot;90&quot;,&quot;issue&quot;:&quot;6&quot;,&quot;source&quot;:&quot;Google Scholar&quot;,&quot;shortTitle&quot;:&quot;Causes of bat fatalities at wind turbines&quot;,&quot;author&quot;:[{&quot;family&quot;:&quot;Cryan&quot;,&quot;given&quot;:&quot;Paul M.&quot;},{&quot;family&quot;:&quot;Barclay&quot;,&quot;given&quot;:&quot;Robert MR&quot;}],&quot;issued&quot;:{&quot;date-parts&quot;:[[&quot;2009&quot;]]}}}],&quot;schema&quot;:&quot;https://github.com/citation-style-language/schema/raw/master/csl-citation.json&quot;} RNDiQDkScaWZv"/><text:span text:style-name="T10">(Cryan and Barclay, 2009)</text:span><text:reference-mark-end text:name="ZOTERO_ITEM CSL_CITATION {&quot;citationID&quot;:&quot;9mhkr84l4&quot;,&quot;properties&quot;:{&quot;formattedCitation&quot;:&quot;(Cryan and Barclay, 2009)&quot;,&quot;plainCitation&quot;:&quot;(Cryan and Barclay, 2009)&quot;},&quot;citationItems&quot;:[{&quot;id&quot;:965,&quot;uris&quot;:[&quot;http://zotero.org/users/1997578/items/T4ZGME7R&quot;],&quot;uri&quot;:[&quot;http://zotero.org/users/1997578/items/T4ZGME7R&quot;],&quot;itemData&quot;:{&quot;id&quot;:965,&quot;type&quot;:&quot;article-journal&quot;,&quot;title&quot;:&quot;Causes of bat fatalities at wind turbines: hypotheses and predictions&quot;,&quot;container-title&quot;:&quot;Journal of Mammalogy&quot;,&quot;page&quot;:&quot;1330–1340&quot;,&quot;volume&quot;:&quot;90&quot;,&quot;issue&quot;:&quot;6&quot;,&quot;source&quot;:&quot;Google Scholar&quot;,&quot;shortTitle&quot;:&quot;Causes of bat fatalities at wind turbines&quot;,&quot;author&quot;:[{&quot;family&quot;:&quot;Cryan&quot;,&quot;given&quot;:&quot;Paul M.&quot;},{&quot;family&quot;:&quot;Barclay&quot;,&quot;given&quot;:&quot;Robert MR&quot;}],&quot;issued&quot;:{&quot;date-parts&quot;:[[&quot;2009&quot;]]}}}],&quot;schema&quot;:&quot;https://github.com/citation-style-language/schema/raw/master/csl-citation.json&quot;} RNDiQDkScaWZv"/><text:span text:style-name="T10">. In a review of all multiple mortality events, defined as events where more than 10 bats died at a specific location on the same date, it was estimated that wind turbines have been the cause of more cumulative multiple mortality events than any other reason, followed closely by WNS </text:span><text:reference-mark-start text:name="ZOTERO_ITEM CSL_CITATION {&quot;citationID&quot;:&quot;2i8n0ed8oe&quot;,&quot;properties&quot;:{&quot;formattedCitation&quot;:&quot;{\\rtf (O\\uc0\\u8217{}Shea and Bogan, 2003)}&quot;,&quot;plainCitation&quot;:&quot;(O’Shea and Bogan, 2003)&quot;},&quot;citationItems&quot;:[{&quot;id&quot;:824,&quot;uris&quot;:[&quot;http://zotero.org/users/1997578/items/4CW4NJ8V&quot;],&quot;uri&quot;:[&quot;http://zotero.org/users/1997578/items/4CW4NJ8V&quot;],&quot;itemData&quot;:{&quot;id&quot;:824,&quot;type&quot;:&quot;article-journal&quot;,&quot;title&quot;:&quot;Monitoring trends in bat populations of the United States and territories: problems and prospects&quot;,&quot;container-title&quot;:&quot;Publications of the US Geological Survey&quot;,&quot;page&quot;:&quot;16&quot;,&quot;source&quot;:&quot;Google Scholar&quot;,&quot;shortTitle&quot;:&quot;Monitoring trends in bat populations of the United States and territories&quot;,&quot;author&quot;:[{&quot;family&quot;:&quot;O’Shea&quot;,&quot;given&quot;:&quot;Thomas J.&quot;},{&quot;family&quot;:&quot;Bogan&quot;,&quot;given&quot;:&quot;Michael A.&quot;}],&quot;issued&quot;:{&quot;date-parts&quot;:[[&quot;2003&quot;]]}}}],&quot;schema&quot;:&quot;https://github.com/citation-style-language/schema/raw/master/csl-citation.json&quot;} RNDQGjpwkiweM"/><text:span text:style-name="T2">(O’Shea and Bogan, 2003)</text:span><text:reference-mark-end text:name="ZOTERO_ITEM CSL_CITATION {&quot;citationID&quot;:&quot;2i8n0ed8oe&quot;,&quot;properties&quot;:{&quot;formattedCitation&quot;:&quot;{\\rtf (O\\uc0\\u8217{}Shea and Bogan, 2003)}&quot;,&quot;plainCitation&quot;:&quot;(O’Shea and Bogan, 2003)&quot;},&quot;citationItems&quot;:[{&quot;id&quot;:824,&quot;uris&quot;:[&quot;http://zotero.org/users/1997578/items/4CW4NJ8V&quot;],&quot;uri&quot;:[&quot;http://zotero.org/users/1997578/items/4CW4NJ8V&quot;],&quot;itemData&quot;:{&quot;id&quot;:824,&quot;type&quot;:&quot;article-journal&quot;,&quot;title&quot;:&quot;Monitoring trends in bat populations of the United States and territories: problems and prospects&quot;,&quot;container-title&quot;:&quot;Publications of the US Geological Survey&quot;,&quot;page&quot;:&quot;16&quot;,&quot;source&quot;:&quot;Google Scholar&quot;,&quot;shortTitle&quot;:&quot;Monitoring trends in bat populations of the United States and territories&quot;,&quot;author&quot;:[{&quot;family&quot;:&quot;O’Shea&quot;,&quot;given&quot;:&quot;Thomas J.&quot;},{&quot;family&quot;:&quot;Bogan&quot;,&quot;given&quot;:&quot;Michael A.&quot;}],&quot;issued&quot;:{&quot;date-parts&quot;:[[&quot;2003&quot;]]}}}],&quot;schema&quot;:&quot;https://github.com/citation-style-language/schema/raw/master/csl-citation.json&quot;} RNDQGjpwkiweM"/><text:span text:style-name="T10">. <text:s/>right now, there is a growing need to study the habitat requirement of bats. There have been some studies made </text:span><text:reference-mark-start text:name="ZOTERO_ITEM CSL_CITATION {&quot;citationID&quot;:&quot;Burejozk&quot;,&quot;properties&quot;:{&quot;formattedCitation&quot;:&quot;(Bellamy et al., 2013; Callahan, 1993; Krusic et al., 1996; Loeb and Waldrop, 2008; Yates and Muzika, 2006)&quot;,&quot;plainCitation&quot;:&quot;(Bellamy et al., 2013; Callahan, 1993; Krusic et al., 1996; Loeb and Waldrop, 2008; Yates and Muzika, 2006)&quot;},&quot;citationItems&quot;:[{&quot;id&quot;:971,&quot;uris&quot;:[&quot;http://zotero.org/users/1997578/items/JCK47NSV&quot;],&quot;uri&quot;:[&quot;http://zotero.org/users/1997578/items/JCK47NSV&quot;],&quot;itemData&quot;:{&quot;id&quot;:971,&quot;type&quot;:&quot;article-journal&quot;,&quot;title&quot;:&quot;Multiscale, presence-only habitat suitability models: fine-resolution maps for eight bat species&quot;,&quot;container-title&quot;:&quot;Journal of Applied Ecology&quot;,&quot;page&quot;:&quot;892–901&quot;,&quot;volume&quot;:&quot;50&quot;,&quot;issue&quot;:&quot;4&quot;,&quot;source&quot;:&quot;Google Scholar&quot;,&quot;shortTitle&quot;:&quot;Multiscale, presence-only habitat suitability models&quot;,&quot;author&quot;:[{&quot;family&quot;:&quot;Bellamy&quot;,&quot;given&quot;:&quot;Chloe&quot;},{&quot;family&quot;:&quot;Scott&quot;,&quot;given&quot;:&quot;Christopher&quot;},{&quot;family&quot;:&quot;Altringham&quot;,&quot;given&quot;:&quot;John&quot;}],&quot;issued&quot;:{&quot;date-parts&quot;:[[&quot;2013&quot;]]}}},{&quot;id&quot;:957,&quot;uris&quot;:[&quot;http://zotero.org/users/1997578/items/PEQBX5ZB&quot;],&quot;uri&quot;:[&quot;http://zotero.org/users/1997578/items/PEQBX5ZB&quot;],&quot;itemData&quot;:{&quot;id&quot;:957,&quot;type&quot;:&quot;book&quot;,&quot;title&quot;:&quot;Indiana bat summer habitat requirements&quot;,&quot;source&quot;:&quot;Google Scholar&quot;,&quot;author&quot;:[{&quot;family&quot;:&quot;Callahan&quot;,&quot;given&quot;:&quot;Edward V.&quot;}],&quot;issued&quot;:{&quot;date-parts&quot;:[[&quot;1993&quot;]]}}},{&quot;id&quot;:955,&quot;uris&quot;:[&quot;http://zotero.org/users/1997578/items/7RRE9AEC&quot;],&quot;uri&quot;:[&quot;http://zotero.org/users/1997578/items/7RRE9AEC&quot;],&quot;itemData&quot;:{&quot;id&quot;:955,&quot;type&quot;:&quot;article-journal&quot;,&quot;title&quot;:&quot;Bat habitat use in white mountain national forest&quot;,&quot;container-title&quot;:&quot;The Journal of Wildlife Management&quot;,&quot;page&quot;:&quot;625–631&quot;,&quot;source&quot;:&quot;Google Scholar&quot;,&quot;author&quot;:[{&quot;family&quot;:&quot;Krusic&quot;,&quot;given&quot;:&quot;Rachel A.&quot;},{&quot;family&quot;:&quot;Yamasaki&quot;,&quot;given&quot;:&quot;Mariko&quot;},{&quot;family&quot;:&quot;Neefus&quot;,&quot;given&quot;:&quot;Christopher D.&quot;},{&quot;family&quot;:&quot;Pekins&quot;,&quot;given&quot;:&quot;Peter J.&quot;}],&quot;issued&quot;:{&quot;date-parts&quot;:[[&quot;1996&quot;]]}}},{&quot;id&quot;:698,&quot;uris&quot;:[&quot;http://zotero.org/users/1997578/items/9JQHNU5S&quot;],&quot;uri&quot;:[&quot;http://zotero.org/users/1997578/items/9JQHNU5S&quot;],&quot;itemData&quot;:{&quot;id&quot;:698,&quot;type&quot;:&quot;article-journal&quot;,&quot;title&quot;:&quot;Bat activity in relation to fire and fire surrogate treatments in southern pine stands&quot;,&quot;container-title&quot;:&quot;Forest Ecology and Management&quot;,&quot;page&quot;:&quot;3185–3192&quot;,&quot;volume&quot;:&quot;255&quot;,&quot;issue&quot;:&quot;8&quot;,&quot;source&quot;:&quot;Google Scholar&quot;,&quot;author&quot;:[{&quot;family&quot;:&quot;Loeb&quot;,&quot;given&quot;:&quot;Susan C.&quot;},{&quot;family&quot;:&quot;Waldrop&quot;,&quot;given&quot;:&quot;Thomas A.&quot;}],&quot;issued&quot;:{&quot;date-parts&quot;:[[&quot;2008&quot;]]}}},{&quot;id&quot;:950,&quot;uris&quot;:[&quot;http://zotero.org/users/1997578/items/V4I3V5WR&quot;],&quot;uri&quot;:[&quot;http://zotero.org/users/1997578/items/V4I3V5WR&quot;],&quot;itemData&quot;:{&quot;id&quot;:950,&quot;type&quot;:&quot;article-journal&quot;,&quot;title&quot;:&quot;Effect of forest structure and fragmentation on site occupancy of bat species in Missouri Ozark forests&quot;,&quot;container-title&quot;:&quot;Journal of Wildlife Management&quot;,&quot;page&quot;:&quot;1238–1248&quot;,&quot;volume&quot;:&quot;70&quot;,&quot;issue&quot;:&quot;5&quot;,&quot;source&quot;:&quot;Google Scholar&quot;,&quot;author&quot;:[{&quot;family&quot;:&quot;Yates&quot;,&quot;given&quot;:&quot;M. D.&quot;},{&quot;family&quot;:&quot;Muzika&quot;,&quot;given&quot;:&quot;R. M.&quot;}],&quot;issued&quot;:{&quot;date-parts&quot;:[[&quot;2006&quot;]]}}}],&quot;schema&quot;:&quot;https://github.com/citation-style-language/schema/raw/master/csl-citation.json&quot;} RNDFzbBvRr0qT"/>(Bellamy et al., 2013; Callahan, 1993; Krusic et al., 1996; Loeb and Waldrop, 2008; Yates and Muzika, 2006)<text:reference-mark-end text:name="ZOTERO_ITEM CSL_CITATION {&quot;citationID&quot;:&quot;Burejozk&quot;,&quot;properties&quot;:{&quot;formattedCitation&quot;:&quot;(Bellamy et al., 2013; Callahan, 1993; Krusic et al., 1996; Loeb and Waldrop, 2008; Yates and Muzika, 2006)&quot;,&quot;plainCitation&quot;:&quot;(Bellamy et al., 2013; Callahan, 1993; Krusic et al., 1996; Loeb and Waldrop, 2008; Yates and Muzika, 2006)&quot;},&quot;citationItems&quot;:[{&quot;id&quot;:971,&quot;uris&quot;:[&quot;http://zotero.org/users/1997578/items/JCK47NSV&quot;],&quot;uri&quot;:[&quot;http://zotero.org/users/1997578/items/JCK47NSV&quot;],&quot;itemData&quot;:{&quot;id&quot;:971,&quot;type&quot;:&quot;article-journal&quot;,&quot;title&quot;:&quot;Multiscale, presence-only habitat suitability models: fine-resolution maps for eight bat species&quot;,&quot;container-title&quot;:&quot;Journal of Applied Ecology&quot;,&quot;page&quot;:&quot;892–901&quot;,&quot;volume&quot;:&quot;50&quot;,&quot;issue&quot;:&quot;4&quot;,&quot;source&quot;:&quot;Google Scholar&quot;,&quot;shortTitle&quot;:&quot;Multiscale, presence-only habitat suitability models&quot;,&quot;author&quot;:[{&quot;family&quot;:&quot;Bellamy&quot;,&quot;given&quot;:&quot;Chloe&quot;},{&quot;family&quot;:&quot;Scott&quot;,&quot;given&quot;:&quot;Christopher&quot;},{&quot;family&quot;:&quot;Altringham&quot;,&quot;given&quot;:&quot;John&quot;}],&quot;issued&quot;:{&quot;date-parts&quot;:[[&quot;2013&quot;]]}}},{&quot;id&quot;:957,&quot;uris&quot;:[&quot;http://zotero.org/users/1997578/items/PEQBX5ZB&quot;],&quot;uri&quot;:[&quot;http://zotero.org/users/1997578/items/PEQBX5ZB&quot;],&quot;itemData&quot;:{&quot;id&quot;:957,&quot;type&quot;:&quot;book&quot;,&quot;title&quot;:&quot;Indiana bat summer habitat requirements&quot;,&quot;source&quot;:&quot;Google Scholar&quot;,&quot;author&quot;:[{&quot;family&quot;:&quot;Callahan&quot;,&quot;given&quot;:&quot;Edward V.&quot;}],&quot;issued&quot;:{&quot;date-parts&quot;:[[&quot;1993&quot;]]}}},{&quot;id&quot;:955,&quot;uris&quot;:[&quot;http://zotero.org/users/1997578/items/7RRE9AEC&quot;],&quot;uri&quot;:[&quot;http://zotero.org/users/1997578/items/7RRE9AEC&quot;],&quot;itemData&quot;:{&quot;id&quot;:955,&quot;type&quot;:&quot;article-journal&quot;,&quot;title&quot;:&quot;Bat habitat use in white mountain national forest&quot;,&quot;container-title&quot;:&quot;The Journal of Wildlife Management&quot;,&quot;page&quot;:&quot;625–631&quot;,&quot;source&quot;:&quot;Google Scholar&quot;,&quot;author&quot;:[{&quot;family&quot;:&quot;Krusic&quot;,&quot;given&quot;:&quot;Rachel A.&quot;},{&quot;family&quot;:&quot;Yamasaki&quot;,&quot;given&quot;:&quot;Mariko&quot;},{&quot;family&quot;:&quot;Neefus&quot;,&quot;given&quot;:&quot;Christopher D.&quot;},{&quot;family&quot;:&quot;Pekins&quot;,&quot;given&quot;:&quot;Peter J.&quot;}],&quot;issued&quot;:{&quot;date-parts&quot;:[[&quot;1996&quot;]]}}},{&quot;id&quot;:698,&quot;uris&quot;:[&quot;http://zotero.org/users/1997578/items/9JQHNU5S&quot;],&quot;uri&quot;:[&quot;http://zotero.org/users/1997578/items/9JQHNU5S&quot;],&quot;itemData&quot;:{&quot;id&quot;:698,&quot;type&quot;:&quot;article-journal&quot;,&quot;title&quot;:&quot;Bat activity in relation to fire and fire surrogate treatments in southern pine stands&quot;,&quot;container-title&quot;:&quot;Forest Ecology and Management&quot;,&quot;page&quot;:&quot;3185–3192&quot;,&quot;volume&quot;:&quot;255&quot;,&quot;issue&quot;:&quot;8&quot;,&quot;source&quot;:&quot;Google Scholar&quot;,&quot;author&quot;:[{&quot;family&quot;:&quot;Loeb&quot;,&quot;given&quot;:&quot;Susan C.&quot;},{&quot;family&quot;:&quot;Waldrop&quot;,&quot;given&quot;:&quot;Thomas A.&quot;}],&quot;issued&quot;:{&quot;date-parts&quot;:[[&quot;2008&quot;]]}}},{&quot;id&quot;:950,&quot;uris&quot;:[&quot;http://zotero.org/users/1997578/items/V4I3V5WR&quot;],&quot;uri&quot;:[&quot;http://zotero.org/users/1997578/items/V4I3V5WR&quot;],&quot;itemData&quot;:{&quot;id&quot;:950,&quot;type&quot;:&quot;article-journal&quot;,&quot;title&quot;:&quot;Effect of forest structure and fragmentation on site occupancy of bat species in Missouri Ozark forests&quot;,&quot;container-title&quot;:&quot;Journal of Wildlife Management&quot;,&quot;page&quot;:&quot;1238–1248&quot;,&quot;volume&quot;:&quot;70&quot;,&quot;issue&quot;:&quot;5&quot;,&quot;source&quot;:&quot;Google Scholar&quot;,&quot;author&quot;:[{&quot;family&quot;:&quot;Yates&quot;,&quot;given&quot;:&quot;M. D.&quot;},{&quot;family&quot;:&quot;Muzika&quot;,&quot;given&quot;:&quot;R. M.&quot;}],&quot;issued&quot;:{&quot;date-parts&quot;:[[&quot;2006&quot;]]}}}],&quot;schema&quot;:&quot;https://github.com/citation-style-language/schema/raw/master/csl-citation.json&quot;} RNDFzbBvRr0qT"/>.</text:p>
      <text:p text:style-name="Standard"/>
      <text:p text:style-name="Standard"><text:span text:style-name="T3">Species distribution modeling (SDM), commonly known as niche models, have been successfully used to predict species’ potential distributions for over a decade </text:span><text:reference-mark-start text:name="ZOTERO_ITEM CSL_CITATION {&quot;citationID&quot;:&quot;23db9ol4b2&quot;,&quot;properties&quot;:{&quot;formattedCitation&quot;:&quot;(Guisan and Zimmermann, 2000; Peterson et al., 2011)&quot;,&quot;plainCitation&quot;:&quot;(Guisan and Zimmermann, 2000; Peterson et al., 2011)&quot;},&quot;citationItems&quot;:[{&quot;id&quot;:311,&quot;uris&quot;:[&quot;http://zotero.org/users/1997578/items/VX7M52T6&quot;],&quot;uri&quot;:[&quot;http://zotero.org/users/1997578/items/VX7M52T6&quot;],&quot;itemData&quot;:{&quot;id&quot;:311,&quot;type&quot;:&quot;article-journal&quot;,&quot;title&quot;:&quot;Predictive habitat distribution models in ecology&quot;,&quot;container-title&quot;:&quot;Ecological modelling&quot;,&quot;page&quot;:&quot;147–186&quot;,&quot;volume&quot;:&quot;135&quot;,&quot;issue&quot;:&quot;2&quot;,&quot;source&quot;:&quot;Google Scholar&quot;,&quot;author&quot;:[{&quot;family&quot;:&quot;Guisan&quot;,&quot;given&quot;:&quot;Antoine&quot;},{&quot;family&quot;:&quot;Zimmermann&quot;,&quot;given&quot;:&quot;Niklaus E.&quot;}],&quot;issued&quot;:{&quot;date-parts&quot;:[[&quot;2000&quot;]]}}},{&quot;id&quot;:69,&quot;uris&quot;:[&quot;http://zotero.org/users/1997578/items/8GHVCTPC&quot;],&quot;uri&quot;:[&quot;http://zotero.org/users/1997578/items/8GHVCTPC&quot;],&quot;itemData&quot;:{&quot;id&quot;:69,&quot;type&quot;:&quot;book&quot;,&quot;title&quot;:&quot;Ecological Niches and Geographic Distributions&quot;,&quot;publisher&quot;:&quot;Princeton University Press&quot;,&quot;publisher-place&quot;:&quot;Princeton, N.J&quot;,&quot;number-of-pages&quot;:&quot;328&quot;,&quot;source&quot;:&quot;Amazon.com&quot;,&quot;event-place&quot;:&quot;Princeton, N.J&quot;,&quot;abstract&quot;:&quot;This book provides a first synthetic view of an emerging area of ecology and biogeography, linking individual- and population-level processes to geographic distributions and biodiversity patterns. Problems in evolutionary ecology, macroecology, and biogeography are illuminated by this integrative view. The book focuses on correlative approaches known as ecological niche modeling, species distribution modeling, or habitat suitability modeling, which use associations between known occurrences of species and environmental variables to identify environmental conditions under which populations can be maintained. The spatial distribution of environments suitable for the species can then be estimated: a potential distribution for the species. This approach has broad applicability to ecology, evolution, biogeography, and conservation biology, as well as to understanding the geographic potential of invasive species and infectious diseases, and the biological implications of climate change.  The authors lay out conceptual foundations and general principles for understanding and interpreting species distributions with respect to geography and environment. Focus is on development of niche models. While serving as a guide for students and researchers, the book also provides a theoretical framework to support future progress in the field.&quot;,&quot;ISBN&quot;:&quot;978-0-691-13688-2&quot;,&quot;language&quot;:&quot;English&quot;,&quot;author&quot;:[{&quot;family&quot;:&quot;Peterson&quot;,&quot;given&quot;:&quot;A. Townsend&quot;},{&quot;family&quot;:&quot;Soberón&quot;,&quot;given&quot;:&quot;Jorge&quot;},{&quot;family&quot;:&quot;Pearson&quot;,&quot;given&quot;:&quot;Richard G.&quot;},{&quot;family&quot;:&quot;Anderson&quot;,&quot;given&quot;:&quot;Robert P.&quot;}],&quot;issued&quot;:{&quot;date-parts&quot;:[[&quot;2011&quot;,11,20]]}}}],&quot;schema&quot;:&quot;https://github.com/citation-style-language/schema/raw/master/csl-citation.json&quot;} RNDs5ClQ6Oqyj"/><text:span text:style-name="T3">(Guisan and Zimmermann, 2000; Peterson et al., 2011)</text:span><text:reference-mark-end text:name="ZOTERO_ITEM CSL_CITATION {&quot;citationID&quot;:&quot;23db9ol4b2&quot;,&quot;properties&quot;:{&quot;formattedCitation&quot;:&quot;(Guisan and Zimmermann, 2000; Peterson et al., 2011)&quot;,&quot;plainCitation&quot;:&quot;(Guisan and Zimmermann, 2000; Peterson et al., 2011)&quot;},&quot;citationItems&quot;:[{&quot;id&quot;:311,&quot;uris&quot;:[&quot;http://zotero.org/users/1997578/items/VX7M52T6&quot;],&quot;uri&quot;:[&quot;http://zotero.org/users/1997578/items/VX7M52T6&quot;],&quot;itemData&quot;:{&quot;id&quot;:311,&quot;type&quot;:&quot;article-journal&quot;,&quot;title&quot;:&quot;Predictive habitat distribution models in ecology&quot;,&quot;container-title&quot;:&quot;Ecological modelling&quot;,&quot;page&quot;:&quot;147–186&quot;,&quot;volume&quot;:&quot;135&quot;,&quot;issue&quot;:&quot;2&quot;,&quot;source&quot;:&quot;Google Scholar&quot;,&quot;author&quot;:[{&quot;family&quot;:&quot;Guisan&quot;,&quot;given&quot;:&quot;Antoine&quot;},{&quot;family&quot;:&quot;Zimmermann&quot;,&quot;given&quot;:&quot;Niklaus E.&quot;}],&quot;issued&quot;:{&quot;date-parts&quot;:[[&quot;2000&quot;]]}}},{&quot;id&quot;:69,&quot;uris&quot;:[&quot;http://zotero.org/users/1997578/items/8GHVCTPC&quot;],&quot;uri&quot;:[&quot;http://zotero.org/users/1997578/items/8GHVCTPC&quot;],&quot;itemData&quot;:{&quot;id&quot;:69,&quot;type&quot;:&quot;book&quot;,&quot;title&quot;:&quot;Ecological Niches and Geographic Distributions&quot;,&quot;publisher&quot;:&quot;Princeton University Press&quot;,&quot;publisher-place&quot;:&quot;Princeton, N.J&quot;,&quot;number-of-pages&quot;:&quot;328&quot;,&quot;source&quot;:&quot;Amazon.com&quot;,&quot;event-place&quot;:&quot;Princeton, N.J&quot;,&quot;abstract&quot;:&quot;This book provides a first synthetic view of an emerging area of ecology and biogeography, linking individual- and population-level processes to geographic distributions and biodiversity patterns. Problems in evolutionary ecology, macroecology, and biogeography are illuminated by this integrative view. The book focuses on correlative approaches known as ecological niche modeling, species distribution modeling, or habitat suitability modeling, which use associations between known occurrences of species and environmental variables to identify environmental conditions under which populations can be maintained. The spatial distribution of environments suitable for the species can then be estimated: a potential distribution for the species. This approach has broad applicability to ecology, evolution, biogeography, and conservation biology, as well as to understanding the geographic potential of invasive species and infectious diseases, and the biological implications of climate change.  The authors lay out conceptual foundations and general principles for understanding and interpreting species distributions with respect to geography and environment. Focus is on development of niche models. While serving as a guide for students and researchers, the book also provides a theoretical framework to support future progress in the field.&quot;,&quot;ISBN&quot;:&quot;978-0-691-13688-2&quot;,&quot;language&quot;:&quot;English&quot;,&quot;author&quot;:[{&quot;family&quot;:&quot;Peterson&quot;,&quot;given&quot;:&quot;A. Townsend&quot;},{&quot;family&quot;:&quot;Soberón&quot;,&quot;given&quot;:&quot;Jorge&quot;},{&quot;family&quot;:&quot;Pearson&quot;,&quot;given&quot;:&quot;Richard G.&quot;},{&quot;family&quot;:&quot;Anderson&quot;,&quot;given&quot;:&quot;Robert P.&quot;}],&quot;issued&quot;:{&quot;date-parts&quot;:[[&quot;2011&quot;,11,20]]}}}],&quot;schema&quot;:&quot;https://github.com/citation-style-language/schema/raw/master/csl-citation.json&quot;} RNDs5ClQ6Oqyj"/><text:span text:style-name="T3">. Its success is partly due to the development of biodiversity databases and the development of the Geographic Information System </text:span><text:reference-mark-start text:name="ZOTERO_ITEM CSL_CITATION {&quot;citationID&quot;:&quot;11ovluob5s&quot;,&quot;properties&quot;:{&quot;formattedCitation&quot;:&quot;{\\rtf (Sober\\uc0\\u243{}n and Peterson, 2004)}&quot;,&quot;plainCitation&quot;:&quot;(Soberón and Peterson, 2004)&quot;},&quot;citationItems&quot;:[{&quot;id&quot;:886,&quot;uris&quot;:[&quot;http://zotero.org/users/1997578/items/DZZ3KGXD&quot;],&quot;uri&quot;:[&quot;http://zotero.org/users/1997578/items/DZZ3KGXD&quot;],&quot;itemData&quot;:{&quot;id&quot;:886,&quot;type&quot;:&quot;article-journal&quot;,&quot;title&quot;:&quot;Biodiversity informatics: managing and applying primary biodiversity data&quot;,&quot;container-title&quot;:&quot;Philosophical Transactions of the Royal Society of London B: Biological Sciences&quot;,&quot;page&quot;:&quot;689–698&quot;,&quot;volume&quot;:&quot;359&quot;,&quot;issue&quot;:&quot;1444&quot;,&quot;source&quot;:&quot;Google Scholar&quot;,&quot;shortTitle&quot;:&quot;Biodiversity informatics&quot;,&quot;author&quot;:[{&quot;family&quot;:&quot;Soberón&quot;,&quot;given&quot;:&quot;Jorge&quot;},{&quot;family&quot;:&quot;Peterson&quot;,&quot;given&quot;:&quot;Townsend&quot;}],&quot;issued&quot;:{&quot;date-parts&quot;:[[&quot;2004&quot;]]}}}],&quot;schema&quot;:&quot;https://github.com/citation-style-language/schema/raw/master/csl-citation.json&quot;} RND6Y2RCBdDlm"/><text:span text:style-name="T2">(Soberón and Peterson, 2004)</text:span><text:reference-mark-end text:name="ZOTERO_ITEM CSL_CITATION {&quot;citationID&quot;:&quot;11ovluob5s&quot;,&quot;properties&quot;:{&quot;formattedCitation&quot;:&quot;{\\rtf (Sober\\uc0\\u243{}n and Peterson, 2004)}&quot;,&quot;plainCitation&quot;:&quot;(Soberón and Peterson, 2004)&quot;},&quot;citationItems&quot;:[{&quot;id&quot;:886,&quot;uris&quot;:[&quot;http://zotero.org/users/1997578/items/DZZ3KGXD&quot;],&quot;uri&quot;:[&quot;http://zotero.org/users/1997578/items/DZZ3KGXD&quot;],&quot;itemData&quot;:{&quot;id&quot;:886,&quot;type&quot;:&quot;article-journal&quot;,&quot;title&quot;:&quot;Biodiversity informatics: managing and applying primary biodiversity data&quot;,&quot;container-title&quot;:&quot;Philosophical Transactions of the Royal Society of London B: Biological Sciences&quot;,&quot;page&quot;:&quot;689–698&quot;,&quot;volume&quot;:&quot;359&quot;,&quot;issue&quot;:&quot;1444&quot;,&quot;source&quot;:&quot;Google Scholar&quot;,&quot;shortTitle&quot;:&quot;Biodiversity informatics&quot;,&quot;author&quot;:[{&quot;family&quot;:&quot;Soberón&quot;,&quot;given&quot;:&quot;Jorge&quot;},{&quot;family&quot;:&quot;Peterson&quot;,&quot;given&quot;:&quot;Townsend&quot;}],&quot;issued&quot;:{&quot;date-parts&quot;:[[&quot;2004&quot;]]}}}],&quot;schema&quot;:&quot;https://github.com/citation-style-language/schema/raw/master/csl-citation.json&quot;} RND6Y2RCBdDlm"/><text:span text:style-name="T1">.</text:span></text:p>
      <text:p text:style-name="Standard"/>
      <text:p text:style-name="P8"><text:span text:style-name="T3">SDMs is a group of algorithms that include profile methods such as Bioclim, and Domain which are true presence-only, regression methods, such as Generalized Linear Model and Gereralized Additive Models, and machine learning algorithms such as Maximum Enthropy Modeling (MAXENT), </text:span>Genetic Algorithm for Rule Set Production <text:span text:style-name="T4">(GARP), Suport Vector Machines (SVM), and Boosted Regression Trees </text:span><text:reference-mark-start text:name="ZOTERO_ITEM CSL_CITATION {&quot;citationID&quot;:&quot;tdcjfal4e&quot;,&quot;properties&quot;:{&quot;formattedCitation&quot;:&quot;(Hijmans and Elith, 2015)&quot;,&quot;plainCitation&quot;:&quot;(Hijmans and Elith, 2015)&quot;},&quot;citationItems&quot;:[{&quot;id&quot;:941,&quot;uris&quot;:[&quot;http://zotero.org/users/1997578/items/UCSPFHHR&quot;],&quot;uri&quot;:[&quot;http://zotero.org/users/1997578/items/UCSPFHHR&quot;],&quot;itemData&quot;:{&quot;id&quot;:941,&quot;type&quot;:&quot;book&quot;,&quot;title&quot;:&quot;Species distribution modeling with R&quot;,&quot;source&quot;:&quot;Google Scholar&quot;,&quot;URL&quot;:&quot;http://www.idg.pl/mirrors/CRAN/web/packages/dismo/vignettes/sdm.pdf&quot;,&quot;author&quot;:[{&quot;family&quot;:&quot;Hijmans&quot;,&quot;given&quot;:&quot;Robert J.&quot;},{&quot;family&quot;:&quot;Elith&quot;,&quot;given&quot;:&quot;Jane&quot;}],&quot;issued&quot;:{&quot;date-parts&quot;:[[&quot;2015&quot;]]},&quot;accessed&quot;:{&quot;date-parts&quot;:[[&quot;2016&quot;,5,18]]}}}],&quot;schema&quot;:&quot;https://github.com/citation-style-language/schema/raw/master/csl-citation.json&quot;} RND4DT2X6siJb"/><text:span text:style-name="T4">(Hijmans and Elith, 2015)</text:span><text:reference-mark-end text:name="ZOTERO_ITEM CSL_CITATION {&quot;citationID&quot;:&quot;tdcjfal4e&quot;,&quot;properties&quot;:{&quot;formattedCitation&quot;:&quot;(Hijmans and Elith, 2015)&quot;,&quot;plainCitation&quot;:&quot;(Hijmans and Elith, 2015)&quot;},&quot;citationItems&quot;:[{&quot;id&quot;:941,&quot;uris&quot;:[&quot;http://zotero.org/users/1997578/items/UCSPFHHR&quot;],&quot;uri&quot;:[&quot;http://zotero.org/users/1997578/items/UCSPFHHR&quot;],&quot;itemData&quot;:{&quot;id&quot;:941,&quot;type&quot;:&quot;book&quot;,&quot;title&quot;:&quot;Species distribution modeling with R&quot;,&quot;source&quot;:&quot;Google Scholar&quot;,&quot;URL&quot;:&quot;http://www.idg.pl/mirrors/CRAN/web/packages/dismo/vignettes/sdm.pdf&quot;,&quot;author&quot;:[{&quot;family&quot;:&quot;Hijmans&quot;,&quot;given&quot;:&quot;Robert J.&quot;},{&quot;family&quot;:&quot;Elith&quot;,&quot;given&quot;:&quot;Jane&quot;}],&quot;issued&quot;:{&quot;date-parts&quot;:[[&quot;2015&quot;]]},&quot;accessed&quot;:{&quot;date-parts&quot;:[[&quot;2016&quot;,5,18]]}}}],&quot;schema&quot;:&quot;https://github.com/citation-style-language/schema/raw/master/csl-citation.json&quot;} RND4DT2X6siJb"/><text:span text:style-name="T4">.</text:span></text:p>
      <text:p text:style-name="Standard"/>
      <text:p text:style-name="Standard"><text:span text:style-name="T3">SDMs have are very robust and have been proven to work with very limited data for rare species </text:span><text:reference-mark-start text:name="ZOTERO_ITEM CSL_CITATION {&quot;citationID&quot;:&quot;1e5modvnqk&quot;,&quot;properties&quot;:{&quot;formattedCitation&quot;:&quot;(de Siqueira et al., 2009; Guisan et al., 2006)&quot;,&quot;plainCitation&quot;:&quot;(de Siqueira et al., 2009; Guisan et al., 2006)&quot;},&quot;citationItems&quot;:[{&quot;id&quot;:912,&quot;uris&quot;:[&quot;http://zotero.org/users/1997578/items/F32SUJDI&quot;],&quot;uri&quot;:[&quot;http://zotero.org/users/1997578/items/F32SUJDI&quot;],&quot;itemData&quot;:{&quot;id&quot;:912,&quot;type&quot;:&quot;article-journal&quot;,&quot;title&quot;:&quot;Something from nothing: using landscape similarity and ecological niche modeling to find rare plant species&quot;,&quot;container-title&quot;:&quot;Journal for Nature Conservation&quot;,&quot;page&quot;:&quot;25–32&quot;,&quot;volume&quot;:&quot;17&quot;,&quot;issue&quot;:&quot;1&quot;,&quot;source&quot;:&quot;Google Scholar&quot;,&quot;shortTitle&quot;:&quot;Something from nothing&quot;,&quot;author&quot;:[{&quot;family&quot;:&quot;Siqueira&quot;,&quot;given&quot;:&quot;Marinez Ferreira&quot;,&quot;non-dropping-particle&quot;:&quot;de&quot;},{&quot;family&quot;:&quot;Durigan&quot;,&quot;given&quot;:&quot;Giselda&quot;},{&quot;family&quot;:&quot;Marco Júnior&quot;,&quot;given&quot;:&quot;Paulo&quot;,&quot;non-dropping-particle&quot;:&quot;de&quot;},{&quot;family&quot;:&quot;Peterson&quot;,&quot;given&quot;:&quot;A. Townsend&quot;}],&quot;issued&quot;:{&quot;date-parts&quot;:[[&quot;2009&quot;]]}}},{&quot;id&quot;:910,&quot;uris&quot;:[&quot;http://zotero.org/users/1997578/items/5ZIUERX4&quot;],&quot;uri&quot;:[&quot;http://zotero.org/users/1997578/items/5ZIUERX4&quot;],&quot;itemData&quot;:{&quot;id&quot;:910,&quot;type&quot;:&quot;article-journal&quot;,&quot;title&quot;:&quot;Using niche-based models to improve the sampling of rare species&quot;,&quot;container-title&quot;:&quot;Conservation biology&quot;,&quot;page&quot;:&quot;501–511&quot;,&quot;volume&quot;:&quot;20&quot;,&quot;issue&quot;:&quot;2&quot;,&quot;source&quot;:&quot;Google Scholar&quot;,&quot;author&quot;:[{&quot;family&quot;:&quot;Guisan&quot;,&quot;given&quot;:&quot;Antoine&quot;},{&quot;family&quot;:&quot;Broennimann&quot;,&quot;given&quot;:&quot;Olivier&quot;},{&quot;family&quot;:&quot;Engler&quot;,&quot;given&quot;:&quot;Robin&quot;},{&quot;family&quot;:&quot;Vust&quot;,&quot;given&quot;:&quot;Mathias&quot;},{&quot;family&quot;:&quot;Yoccoz&quot;,&quot;given&quot;:&quot;Nigel G.&quot;},{&quot;family&quot;:&quot;Lehmann&quot;,&quot;given&quot;:&quot;Anthony&quot;},{&quot;family&quot;:&quot;Zimmermann&quot;,&quot;given&quot;:&quot;Niklaus E.&quot;}],&quot;issued&quot;:{&quot;date-parts&quot;:[[&quot;2006&quot;]]}}}],&quot;schema&quot;:&quot;https://github.com/citation-style-language/schema/raw/master/csl-citation.json&quot;} RNDVLTJIeMu0N"/>(de Siqueira et al., 2009; Guisan et al., 2006)<text:reference-mark-end text:name="ZOTERO_ITEM CSL_CITATION {&quot;citationID&quot;:&quot;1e5modvnqk&quot;,&quot;properties&quot;:{&quot;formattedCitation&quot;:&quot;(de Siqueira et al., 2009; Guisan et al., 2006)&quot;,&quot;plainCitation&quot;:&quot;(de Siqueira et al., 2009; Guisan et al., 2006)&quot;},&quot;citationItems&quot;:[{&quot;id&quot;:912,&quot;uris&quot;:[&quot;http://zotero.org/users/1997578/items/F32SUJDI&quot;],&quot;uri&quot;:[&quot;http://zotero.org/users/1997578/items/F32SUJDI&quot;],&quot;itemData&quot;:{&quot;id&quot;:912,&quot;type&quot;:&quot;article-journal&quot;,&quot;title&quot;:&quot;Something from nothing: using landscape similarity and ecological niche modeling to find rare plant species&quot;,&quot;container-title&quot;:&quot;Journal for Nature Conservation&quot;,&quot;page&quot;:&quot;25–32&quot;,&quot;volume&quot;:&quot;17&quot;,&quot;issue&quot;:&quot;1&quot;,&quot;source&quot;:&quot;Google Scholar&quot;,&quot;shortTitle&quot;:&quot;Something from nothing&quot;,&quot;author&quot;:[{&quot;family&quot;:&quot;Siqueira&quot;,&quot;given&quot;:&quot;Marinez Ferreira&quot;,&quot;non-dropping-particle&quot;:&quot;de&quot;},{&quot;family&quot;:&quot;Durigan&quot;,&quot;given&quot;:&quot;Giselda&quot;},{&quot;family&quot;:&quot;Marco Júnior&quot;,&quot;given&quot;:&quot;Paulo&quot;,&quot;non-dropping-particle&quot;:&quot;de&quot;},{&quot;family&quot;:&quot;Peterson&quot;,&quot;given&quot;:&quot;A. Townsend&quot;}],&quot;issued&quot;:{&quot;date-parts&quot;:[[&quot;2009&quot;]]}}},{&quot;id&quot;:910,&quot;uris&quot;:[&quot;http://zotero.org/users/1997578/items/5ZIUERX4&quot;],&quot;uri&quot;:[&quot;http://zotero.org/users/1997578/items/5ZIUERX4&quot;],&quot;itemData&quot;:{&quot;id&quot;:910,&quot;type&quot;:&quot;article-journal&quot;,&quot;title&quot;:&quot;Using niche-based models to improve the sampling of rare species&quot;,&quot;container-title&quot;:&quot;Conservation biology&quot;,&quot;page&quot;:&quot;501–511&quot;,&quot;volume&quot;:&quot;20&quot;,&quot;issue&quot;:&quot;2&quot;,&quot;source&quot;:&quot;Google Scholar&quot;,&quot;author&quot;:[{&quot;family&quot;:&quot;Guisan&quot;,&quot;given&quot;:&quot;Antoine&quot;},{&quot;family&quot;:&quot;Broennimann&quot;,&quot;given&quot;:&quot;Olivier&quot;},{&quot;family&quot;:&quot;Engler&quot;,&quot;given&quot;:&quot;Robin&quot;},{&quot;family&quot;:&quot;Vust&quot;,&quot;given&quot;:&quot;Mathias&quot;},{&quot;family&quot;:&quot;Yoccoz&quot;,&quot;given&quot;:&quot;Nigel G.&quot;},{&quot;family&quot;:&quot;Lehmann&quot;,&quot;given&quot;:&quot;Anthony&quot;},{&quot;family&quot;:&quot;Zimmermann&quot;,&quot;given&quot;:&quot;Niklaus E.&quot;}],&quot;issued&quot;:{&quot;date-parts&quot;:[[&quot;2006&quot;]]}}}],&quot;schema&quot;:&quot;https://github.com/citation-style-language/schema/raw/master/csl-citation.json&quot;} RNDVLTJIeMu0N"/><text:span text:style-name="T3">, including bats </text:span><text:reference-mark-start text:name="ZOTERO_ITEM CSL_CITATION {&quot;citationID&quot;:&quot;p5k5m38gv&quot;,&quot;properties&quot;:{&quot;formattedCitation&quot;:&quot;(Sattler et al., 2007)&quot;,&quot;plainCitation&quot;:&quot;(Sattler et al., 2007)&quot;},&quot;citationItems&quot;:[{&quot;id&quot;:919,&quot;uris&quot;:[&quot;http://zotero.org/users/1997578/items/98VIH3F6&quot;],&quot;uri&quot;:[&quot;http://zotero.org/users/1997578/items/98VIH3F6&quot;],&quot;itemData&quot;:{&quot;id&quot;:919,&quot;type&quot;:&quot;article-journal&quot;,&quot;title&quot;:&quot;Ecological niche modelling of two cryptic bat species calls for a reassessment of their conservation status&quot;,&quot;container-title&quot;:&quot;Journal of Applied Ecology&quot;,&quot;page&quot;:&quot;1188–1199&quot;,&quot;volume&quot;:&quot;44&quot;,&quot;issue&quot;:&quot;6&quot;,&quot;source&quot;:&quot;Google Scholar&quot;,&quot;author&quot;:[{&quot;family&quot;:&quot;Sattler&quot;,&quot;given&quot;:&quot;Thomas&quot;},{&quot;family&quot;:&quot;Bontadina&quot;,&quot;given&quot;:&quot;Fabio&quot;},{&quot;family&quot;:&quot;Hirzel&quot;,&quot;given&quot;:&quot;Alexandre H.&quot;},{&quot;family&quot;:&quot;Arlettaz&quot;,&quot;given&quot;:&quot;RaphaEL&quot;}],&quot;issued&quot;:{&quot;date-parts&quot;:[[&quot;2007&quot;]]}}}],&quot;schema&quot;:&quot;https://github.com/citation-style-language/schema/raw/master/csl-citation.json&quot;} RNDU4FEoxanMW"/><text:span text:style-name="T3">(Sattler et al., 2007)</text:span><text:reference-mark-end text:name="ZOTERO_ITEM CSL_CITATION {&quot;citationID&quot;:&quot;p5k5m38gv&quot;,&quot;properties&quot;:{&quot;formattedCitation&quot;:&quot;(Sattler et al., 2007)&quot;,&quot;plainCitation&quot;:&quot;(Sattler et al., 2007)&quot;},&quot;citationItems&quot;:[{&quot;id&quot;:919,&quot;uris&quot;:[&quot;http://zotero.org/users/1997578/items/98VIH3F6&quot;],&quot;uri&quot;:[&quot;http://zotero.org/users/1997578/items/98VIH3F6&quot;],&quot;itemData&quot;:{&quot;id&quot;:919,&quot;type&quot;:&quot;article-journal&quot;,&quot;title&quot;:&quot;Ecological niche modelling of two cryptic bat species calls for a reassessment of their conservation status&quot;,&quot;container-title&quot;:&quot;Journal of Applied Ecology&quot;,&quot;page&quot;:&quot;1188–1199&quot;,&quot;volume&quot;:&quot;44&quot;,&quot;issue&quot;:&quot;6&quot;,&quot;source&quot;:&quot;Google Scholar&quot;,&quot;author&quot;:[{&quot;family&quot;:&quot;Sattler&quot;,&quot;given&quot;:&quot;Thomas&quot;},{&quot;family&quot;:&quot;Bontadina&quot;,&quot;given&quot;:&quot;Fabio&quot;},{&quot;family&quot;:&quot;Hirzel&quot;,&quot;given&quot;:&quot;Alexandre H.&quot;},{&quot;family&quot;:&quot;Arlettaz&quot;,&quot;given&quot;:&quot;RaphaEL&quot;}],&quot;issued&quot;:{&quot;date-parts&quot;:[[&quot;2007&quot;]]}}}],&quot;schema&quot;:&quot;https://github.com/citation-style-language/schema/raw/master/csl-citation.json&quot;} RNDU4FEoxanMW"/><text:span text:style-name="T3"> It has also been shown to be valuable to explore the relationship between sympatric species </text:span><text:reference-mark-start text:name="ZOTERO_ITEM CSL_CITATION {&quot;citationID&quot;:&quot;2ph0r7h0u0&quot;,&quot;properties&quot;:{&quot;formattedCitation&quot;:&quot;(Anderson et al., 2002)&quot;,&quot;plainCitation&quot;:&quot;(Anderson et al., 2002)&quot;},&quot;citationItems&quot;:[{&quot;id&quot;:921,&quot;uris&quot;:[&quot;http://zotero.org/users/1997578/items/S6UDUXAA&quot;],&quot;uri&quot;:[&quot;http://zotero.org/users/1997578/items/S6UDUXAA&quot;],&quot;itemData&quot;:{&quot;id&quot;:921,&quot;type&quot;:&quot;article-journal&quot;,&quot;title&quot;:&quot;Using niche-based GIS modeling to test geographic predictions of competitive exclusion and competitive release in South American pocket mice&quot;,&quot;container-title&quot;:&quot;Oikos&quot;,&quot;page&quot;:&quot;3–16&quot;,&quot;volume&quot;:&quot;98&quot;,&quot;issue&quot;:&quot;1&quot;,&quot;source&quot;:&quot;Google Scholar&quot;,&quot;author&quot;:[{&quot;family&quot;:&quot;Anderson&quot;,&quot;given&quot;:&quot;Robert P.&quot;},{&quot;family&quot;:&quot;Peterson&quot;,&quot;given&quot;:&quot;A. Townsend&quot;},{&quot;family&quot;:&quot;Gómez-Laverde&quot;,&quot;given&quot;:&quot;Marcela&quot;}],&quot;issued&quot;:{&quot;date-parts&quot;:[[&quot;2002&quot;]]}}}],&quot;schema&quot;:&quot;https://github.com/citation-style-language/schema/raw/master/csl-citation.json&quot;} RNDAKet3ajDp7"/>(Anderson et al., 2002)<text:reference-mark-end text:name="ZOTERO_ITEM CSL_CITATION {&quot;citationID&quot;:&quot;2ph0r7h0u0&quot;,&quot;properties&quot;:{&quot;formattedCitation&quot;:&quot;(Anderson et al., 2002)&quot;,&quot;plainCitation&quot;:&quot;(Anderson et al., 2002)&quot;},&quot;citationItems&quot;:[{&quot;id&quot;:921,&quot;uris&quot;:[&quot;http://zotero.org/users/1997578/items/S6UDUXAA&quot;],&quot;uri&quot;:[&quot;http://zotero.org/users/1997578/items/S6UDUXAA&quot;],&quot;itemData&quot;:{&quot;id&quot;:921,&quot;type&quot;:&quot;article-journal&quot;,&quot;title&quot;:&quot;Using niche-based GIS modeling to test geographic predictions of competitive exclusion and competitive release in South American pocket mice&quot;,&quot;container-title&quot;:&quot;Oikos&quot;,&quot;page&quot;:&quot;3–16&quot;,&quot;volume&quot;:&quot;98&quot;,&quot;issue&quot;:&quot;1&quot;,&quot;source&quot;:&quot;Google Scholar&quot;,&quot;author&quot;:[{&quot;family&quot;:&quot;Anderson&quot;,&quot;given&quot;:&quot;Robert P.&quot;},{&quot;family&quot;:&quot;Peterson&quot;,&quot;given&quot;:&quot;A. Townsend&quot;},{&quot;family&quot;:&quot;Gómez-Laverde&quot;,&quot;given&quot;:&quot;Marcela&quot;}],&quot;issued&quot;:{&quot;date-parts&quot;:[[&quot;2002&quot;]]}}}],&quot;schema&quot;:&quot;https://github.com/citation-style-language/schema/raw/master/csl-citation.json&quot;} RNDAKet3ajDp7"/>. <text:span text:style-name="T4">Predict distributions under climate change </text:span><text:reference-mark-start text:name="ZOTERO_ITEM CSL_CITATION {&quot;citationID&quot;:&quot;2ljdaav7h0&quot;,&quot;properties&quot;:{&quot;formattedCitation&quot;:&quot;(Pearson and Dawson, 2003; Peterson et al., 2002)&quot;,&quot;plainCitation&quot;:&quot;(Pearson and Dawson, 2003; Peterson et al., 2002)&quot;},&quot;citationItems&quot;:[{&quot;id&quot;:925,&quot;uris&quot;:[&quot;http://zotero.org/users/1997578/items/8N49S7IN&quot;],&quot;uri&quot;:[&quot;http://zotero.org/users/1997578/items/8N49S7IN&quot;],&quot;itemData&quot;:{&quot;id&quot;:925,&quot;type&quot;:&quot;article-journal&quot;,&quot;title&quot;:&quot;Predicting the impacts of climate change on the distribution of species: are bioclimate envelope models useful?&quot;,&quot;container-title&quot;:&quot;Global ecology and biogeography&quot;,&quot;page&quot;:&quot;361–371&quot;,&quot;volume&quot;:&quot;12&quot;,&quot;issue&quot;:&quot;5&quot;,&quot;source&quot;:&quot;Google Scholar&quot;,&quot;shortTitle&quot;:&quot;Predicting the impacts of climate change on the distribution of species&quot;,&quot;author&quot;:[{&quot;family&quot;:&quot;Pearson&quot;,&quot;given&quot;:&quot;Richard G.&quot;},{&quot;family&quot;:&quot;Dawson&quot;,&quot;given&quot;:&quot;Terence P.&quot;}],&quot;issued&quot;:{&quot;date-parts&quot;:[[&quot;2003&quot;]]}}},{&quot;id&quot;:924,&quot;uris&quot;:[&quot;http://zotero.org/users/1997578/items/75HSHIIZ&quot;],&quot;uri&quot;:[&quot;http://zotero.org/users/1997578/items/75HSHIIZ&quot;],&quot;itemData&quot;:{&quot;id&quot;:924,&quot;type&quot;:&quot;article-journal&quot;,&quot;title&quot;:&quot;Future projections for Mexican faunas under global climate change scenarios&quot;,&quot;container-title&quot;:&quot;Nature&quot;,&quot;page&quot;:&quot;626–629&quot;,&quot;volume&quot;:&quot;416&quot;,&quot;issue&quot;:&quot;6881&quot;,&quot;source&quot;:&quot;Google Scholar&quot;,&quot;author&quot;:[{&quot;family&quot;:&quot;Peterson&quot;,&quot;given&quot;:&quot;A. Townsend&quot;},{&quot;family&quot;:&quot;Ortega-Huerta&quot;,&quot;given&quot;:&quot;Miguel A.&quot;},{&quot;family&quot;:&quot;Bartley&quot;,&quot;given&quot;:&quot;Jeremy&quot;},{&quot;family&quot;:&quot;Sánchez-Cordero&quot;,&quot;given&quot;:&quot;Victor&quot;},{&quot;family&quot;:&quot;Soberón&quot;,&quot;given&quot;:&quot;Jorge&quot;},{&quot;family&quot;:&quot;Buddemeier&quot;,&quot;given&quot;:&quot;Robert H.&quot;},{&quot;family&quot;:&quot;Stockwell&quot;,&quot;given&quot;:&quot;David RB&quot;}],&quot;issued&quot;:{&quot;date-parts&quot;:[[&quot;2002&quot;]]}}}],&quot;schema&quot;:&quot;https://github.com/citation-style-language/schema/raw/master/csl-citation.json&quot;} RNDzqLIilJkEO"/>(Pearson and Dawson, 2003; Peterson et al., 2002)<text:reference-mark-end text:name="ZOTERO_ITEM CSL_CITATION {&quot;citationID&quot;:&quot;2ljdaav7h0&quot;,&quot;properties&quot;:{&quot;formattedCitation&quot;:&quot;(Pearson and Dawson, 2003; Peterson et al., 2002)&quot;,&quot;plainCitation&quot;:&quot;(Pearson and Dawson, 2003; Peterson et al., 2002)&quot;},&quot;citationItems&quot;:[{&quot;id&quot;:925,&quot;uris&quot;:[&quot;http://zotero.org/users/1997578/items/8N49S7IN&quot;],&quot;uri&quot;:[&quot;http://zotero.org/users/1997578/items/8N49S7IN&quot;],&quot;itemData&quot;:{&quot;id&quot;:925,&quot;type&quot;:&quot;article-journal&quot;,&quot;title&quot;:&quot;Predicting the impacts of climate change on the distribution of species: are bioclimate envelope models useful?&quot;,&quot;container-title&quot;:&quot;Global ecology and biogeography&quot;,&quot;page&quot;:&quot;361–371&quot;,&quot;volume&quot;:&quot;12&quot;,&quot;issue&quot;:&quot;5&quot;,&quot;source&quot;:&quot;Google Scholar&quot;,&quot;shortTitle&quot;:&quot;Predicting the impacts of climate change on the distribution of species&quot;,&quot;author&quot;:[{&quot;family&quot;:&quot;Pearson&quot;,&quot;given&quot;:&quot;Richard G.&quot;},{&quot;family&quot;:&quot;Dawson&quot;,&quot;given&quot;:&quot;Terence P.&quot;}],&quot;issued&quot;:{&quot;date-parts&quot;:[[&quot;2003&quot;]]}}},{&quot;id&quot;:924,&quot;uris&quot;:[&quot;http://zotero.org/users/1997578/items/75HSHIIZ&quot;],&quot;uri&quot;:[&quot;http://zotero.org/users/1997578/items/75HSHIIZ&quot;],&quot;itemData&quot;:{&quot;id&quot;:924,&quot;type&quot;:&quot;article-journal&quot;,&quot;title&quot;:&quot;Future projections for Mexican faunas under global climate change scenarios&quot;,&quot;container-title&quot;:&quot;Nature&quot;,&quot;page&quot;:&quot;626–629&quot;,&quot;volume&quot;:&quot;416&quot;,&quot;issue&quot;:&quot;6881&quot;,&quot;source&quot;:&quot;Google Scholar&quot;,&quot;author&quot;:[{&quot;family&quot;:&quot;Peterson&quot;,&quot;given&quot;:&quot;A. Townsend&quot;},{&quot;family&quot;:&quot;Ortega-Huerta&quot;,&quot;given&quot;:&quot;Miguel A.&quot;},{&quot;family&quot;:&quot;Bartley&quot;,&quot;given&quot;:&quot;Jeremy&quot;},{&quot;family&quot;:&quot;Sánchez-Cordero&quot;,&quot;given&quot;:&quot;Victor&quot;},{&quot;family&quot;:&quot;Soberón&quot;,&quot;given&quot;:&quot;Jorge&quot;},{&quot;family&quot;:&quot;Buddemeier&quot;,&quot;given&quot;:&quot;Robert H.&quot;},{&quot;family&quot;:&quot;Stockwell&quot;,&quot;given&quot;:&quot;David RB&quot;}],&quot;issued&quot;:{&quot;date-parts&quot;:[[&quot;2002&quot;]]}}}],&quot;schema&quot;:&quot;https://github.com/citation-style-language/schema/raw/master/csl-citation.json&quot;} RNDzqLIilJkEO"/><text:span text:style-name="T3">. They have also been used to evaluate invasive species, and to manage native ones under current and future conditions </text:span><text:reference-mark-start text:name="ZOTERO_ITEM CSL_CITATION {&quot;citationID&quot;:&quot;2fmdd29id2&quot;,&quot;properties&quot;:{&quot;formattedCitation&quot;:&quot;(Austin and Meyers, 1996; Peterson, 2003; Sinclair et al., 2010)&quot;,&quot;plainCitation&quot;:&quot;(Austin and Meyers, 1996; Peterson, 2003; Sinclair et al., 2010)&quot;},&quot;citationItems&quot;:[{&quot;id&quot;:934,&quot;uris&quot;:[&quot;http://zotero.org/users/1997578/items/22EMXIKW&quot;],&quot;uri&quot;:[&quot;http://zotero.org/users/1997578/items/22EMXIKW&quot;],&quot;itemData&quot;:{&quot;id&quot;:934,&quot;type&quot;:&quot;article-journal&quot;,&quot;title&quot;:&quot;Current approaches to modelling the environmental niche of eucalypts: implication for management of forest biodiversity&quot;,&quot;container-title&quot;:&quot;Forest Ecology and Management&quot;,&quot;page&quot;:&quot;95–106&quot;,&quot;volume&quot;:&quot;85&quot;,&quot;issue&quot;:&quot;1&quot;,&quot;source&quot;:&quot;Google Scholar&quot;,&quot;shortTitle&quot;:&quot;Current approaches to modelling the environmental niche of eucalypts&quot;,&quot;author&quot;:[{&quot;family&quot;:&quot;Austin&quot;,&quot;given&quot;:&quot;M. P.&quot;},{&quot;family&quot;:&quot;Meyers&quot;,&quot;given&quot;:&quot;J. A.&quot;}],&quot;issued&quot;:{&quot;date-parts&quot;:[[&quot;1996&quot;]]}}},{&quot;id&quot;:73,&quot;uris&quot;:[&quot;http://zotero.org/users/1997578/items/9FP74N9P&quot;],&quot;uri&quot;:[&quot;http://zotero.org/users/1997578/items/9FP74N9P&quot;],&quot;itemData&quot;:{&quot;id&quot;:73,&quot;type&quot;:&quot;article-journal&quot;,&quot;title&quot;:&quot;Predicting the geography of species’ invasions via ecological niche modeling&quot;,&quot;container-title&quot;:&quot;The Quarterly review of biology&quot;,&quot;page&quot;:&quot;419–433&quot;,&quot;volume&quot;:&quot;78&quot;,&quot;issue&quot;:&quot;4&quot;,&quot;source&quot;:&quot;Google Scholar&quot;,&quot;author&quot;:[{&quot;family&quot;:&quot;Peterson&quot;,&quot;given&quot;:&quot;A. Townsend&quot;}],&quot;issued&quot;:{&quot;date-parts&quot;:[[&quot;2003&quot;]]}}},{&quot;id&quot;:932,&quot;uris&quot;:[&quot;http://zotero.org/users/1997578/items/GJZ5PSS4&quot;],&quot;uri&quot;:[&quot;http://zotero.org/users/1997578/items/GJZ5PSS4&quot;],&quot;itemData&quot;:{&quot;id&quot;:932,&quot;type&quot;:&quot;article-journal&quot;,&quot;title&quot;:&quot;How useful are species distribution models for managing biodiversity under future climates&quot;,&quot;container-title&quot;:&quot;Ecology and Society&quot;,&quot;volume&quot;:&quot;15&quot;,&quot;issue&quot;:&quot;8&quot;,&quot;source&quot;:&quot;Google Scholar&quot;,&quot;URL&quot;:&quot;http://dlc.dlib.indiana.edu/dlc/handle/10535/5995&quot;,&quot;author&quot;:[{&quot;family&quot;:&quot;Sinclair&quot;,&quot;given&quot;:&quot;Steve J.&quot;},{&quot;family&quot;:&quot;White&quot;,&quot;given&quot;:&quot;Matthew D.&quot;},{&quot;family&quot;:&quot;Newell&quot;,&quot;given&quot;:&quot;Graeme R.&quot;},{&quot;literal&quot;:&quot;others&quot;}],&quot;issued&quot;:{&quot;date-parts&quot;:[[&quot;2010&quot;]]},&quot;accessed&quot;:{&quot;date-parts&quot;:[[&quot;2016&quot;,5,18]]}}}],&quot;schema&quot;:&quot;https://github.com/citation-style-language/schema/raw/master/csl-citation.json&quot;} RNDSBcOTD0Z5a"/>(Austin and Meyers, 1996; Peterson, 2003; Sinclair et al., 2010)<text:reference-mark-end text:name="ZOTERO_ITEM CSL_CITATION {&quot;citationID&quot;:&quot;2fmdd29id2&quot;,&quot;properties&quot;:{&quot;formattedCitation&quot;:&quot;(Austin and Meyers, 1996; Peterson, 2003; Sinclair et al., 2010)&quot;,&quot;plainCitation&quot;:&quot;(Austin and Meyers, 1996; Peterson, 2003; Sinclair et al., 2010)&quot;},&quot;citationItems&quot;:[{&quot;id&quot;:934,&quot;uris&quot;:[&quot;http://zotero.org/users/1997578/items/22EMXIKW&quot;],&quot;uri&quot;:[&quot;http://zotero.org/users/1997578/items/22EMXIKW&quot;],&quot;itemData&quot;:{&quot;id&quot;:934,&quot;type&quot;:&quot;article-journal&quot;,&quot;title&quot;:&quot;Current approaches to modelling the environmental niche of eucalypts: implication for management of forest biodiversity&quot;,&quot;container-title&quot;:&quot;Forest Ecology and Management&quot;,&quot;page&quot;:&quot;95–106&quot;,&quot;volume&quot;:&quot;85&quot;,&quot;issue&quot;:&quot;1&quot;,&quot;source&quot;:&quot;Google Scholar&quot;,&quot;shortTitle&quot;:&quot;Current approaches to modelling the environmental niche of eucalypts&quot;,&quot;author&quot;:[{&quot;family&quot;:&quot;Austin&quot;,&quot;given&quot;:&quot;M. P.&quot;},{&quot;family&quot;:&quot;Meyers&quot;,&quot;given&quot;:&quot;J. A.&quot;}],&quot;issued&quot;:{&quot;date-parts&quot;:[[&quot;1996&quot;]]}}},{&quot;id&quot;:73,&quot;uris&quot;:[&quot;http://zotero.org/users/1997578/items/9FP74N9P&quot;],&quot;uri&quot;:[&quot;http://zotero.org/users/1997578/items/9FP74N9P&quot;],&quot;itemData&quot;:{&quot;id&quot;:73,&quot;type&quot;:&quot;article-journal&quot;,&quot;title&quot;:&quot;Predicting the geography of species’ invasions via ecological niche modeling&quot;,&quot;container-title&quot;:&quot;The Quarterly review of biology&quot;,&quot;page&quot;:&quot;419–433&quot;,&quot;volume&quot;:&quot;78&quot;,&quot;issue&quot;:&quot;4&quot;,&quot;source&quot;:&quot;Google Scholar&quot;,&quot;author&quot;:[{&quot;family&quot;:&quot;Peterson&quot;,&quot;given&quot;:&quot;A. Townsend&quot;}],&quot;issued&quot;:{&quot;date-parts&quot;:[[&quot;2003&quot;]]}}},{&quot;id&quot;:932,&quot;uris&quot;:[&quot;http://zotero.org/users/1997578/items/GJZ5PSS4&quot;],&quot;uri&quot;:[&quot;http://zotero.org/users/1997578/items/GJZ5PSS4&quot;],&quot;itemData&quot;:{&quot;id&quot;:932,&quot;type&quot;:&quot;article-journal&quot;,&quot;title&quot;:&quot;How useful are species distribution models for managing biodiversity under future climates&quot;,&quot;container-title&quot;:&quot;Ecology and Society&quot;,&quot;volume&quot;:&quot;15&quot;,&quot;issue&quot;:&quot;8&quot;,&quot;source&quot;:&quot;Google Scholar&quot;,&quot;URL&quot;:&quot;http://dlc.dlib.indiana.edu/dlc/handle/10535/5995&quot;,&quot;author&quot;:[{&quot;family&quot;:&quot;Sinclair&quot;,&quot;given&quot;:&quot;Steve J.&quot;},{&quot;family&quot;:&quot;White&quot;,&quot;given&quot;:&quot;Matthew D.&quot;},{&quot;family&quot;:&quot;Newell&quot;,&quot;given&quot;:&quot;Graeme R.&quot;},{&quot;literal&quot;:&quot;others&quot;}],&quot;issued&quot;:{&quot;date-parts&quot;:[[&quot;2010&quot;]]},&quot;accessed&quot;:{&quot;date-parts&quot;:[[&quot;2016&quot;,5,18]]}}}],&quot;schema&quot;:&quot;https://github.com/citation-style-language/schema/raw/master/csl-citation.json&quot;} RNDSBcOTD0Z5a"/>. </text:p>
      <text:p text:style-name="P4"/>
      <text:p text:style-name="Standard"><text:span text:style-name="T1">There are several algorithms for species distribution models, there are many studies comparing them </text:span><text:reference-mark-start text:name="ZOTERO_ITEM CSL_CITATION {&quot;citationID&quot;:&quot;xFZxhS6s&quot;,&quot;properties&quot;:{&quot;formattedCitation&quot;:&quot;(Elith et al., 2006; Segurado and Araujo, 2004; Tsoar et al., 2007)&quot;,&quot;plainCitation&quot;:&quot;(Elith et al., 2006; Segurado and Araujo, 2004; Tsoar et al., 2007)&quot;},&quot;citationItems&quot;:[{&quot;id&quot;:897,&quot;uris&quot;:[&quot;http://zotero.org/users/1997578/items/9VH9IIX3&quot;],&quot;uri&quot;:[&quot;http://zotero.org/users/1997578/items/9VH9IIX3&quot;],&quot;itemData&quot;:{&quot;id&quot;:897,&quot;type&quot;:&quot;article-journal&quot;,&quot;title&quot;:&quot;Novel methods improve prediction of species’ distributions from occurrence data&quot;,&quot;container-title&quot;:&quot;ECOGRAPHY&quot;,&quot;volume&quot;:&quot;29&quot;,&quot;issue&quot;:&quot;129Á/151&quot;,&quot;source&quot;:&quot;Google Scholar&quot;,&quot;URL&quot;:&quot;http://www.ib.usp.br/~silvionihei/pdf/Elith%20et%20al%202006.pdf&quot;,&quot;author&quot;:[{&quot;family&quot;:&quot;Elith&quot;,&quot;given&quot;:&quot;Jane&quot;},{&quot;family&quot;:&quot;Graham&quot;,&quot;given&quot;:&quot;Catherine H.&quot;},{&quot;family&quot;:&quot;Anderson&quot;,&quot;given&quot;:&quot;Robert P.&quot;},{&quot;family&quot;:&quot;Dudık&quot;,&quot;given&quot;:&quot;Miroslav&quot;},{&quot;family&quot;:&quot;Ferrier&quot;,&quot;given&quot;:&quot;Simon&quot;},{&quot;family&quot;:&quot;Guisan&quot;,&quot;given&quot;:&quot;Antoine&quot;},{&quot;family&quot;:&quot;Hijmans&quot;,&quot;given&quot;:&quot;Robert J.&quot;},{&quot;family&quot;:&quot;Huettmann&quot;,&quot;given&quot;:&quot;Falk&quot;},{&quot;family&quot;:&quot;Leathwick&quot;,&quot;given&quot;:&quot;John R.&quot;},{&quot;family&quot;:&quot;Lehmann&quot;,&quot;given&quot;:&quot;Anthony&quot;},{&quot;literal&quot;:&quot;others&quot;}],&quot;issued&quot;:{&quot;date-parts&quot;:[[&quot;2006&quot;]]},&quot;accessed&quot;:{&quot;date-parts&quot;:[[&quot;2016&quot;,5,18]]}}},{&quot;id&quot;:899,&quot;uris&quot;:[&quot;http://zotero.org/users/1997578/items/MF2QQHMQ&quot;],&quot;uri&quot;:[&quot;http://zotero.org/users/1997578/items/MF2QQHMQ&quot;],&quot;itemData&quot;:{&quot;id&quot;:899,&quot;type&quot;:&quot;article-journal&quot;,&quot;title&quot;:&quot;An evaluation of methods for modelling species distributions&quot;,&quot;container-title&quot;:&quot;Journal of Biogeography&quot;,&quot;page&quot;:&quot;1555–1568&quot;,&quot;volume&quot;:&quot;31&quot;,&quot;issue&quot;:&quot;10&quot;,&quot;source&quot;:&quot;Google Scholar&quot;,&quot;author&quot;:[{&quot;family&quot;:&quot;Segurado&quot;,&quot;given&quot;:&quot;Pedro&quot;},{&quot;family&quot;:&quot;Araujo&quot;,&quot;given&quot;:&quot;Miguel B.&quot;}],&quot;issued&quot;:{&quot;date-parts&quot;:[[&quot;2004&quot;]]}}},{&quot;id&quot;:947,&quot;uris&quot;:[&quot;http://zotero.org/users/1997578/items/2JAZ395K&quot;],&quot;uri&quot;:[&quot;http://zotero.org/users/1997578/items/2JAZ395K&quot;],&quot;itemData&quot;:{&quot;id&quot;:947,&quot;type&quot;:&quot;article-journal&quot;,&quot;title&quot;:&quot;A comparative evaluation of presence-only methods for modelling species distribution&quot;,&quot;container-title&quot;:&quot;Diversity and distributions&quot;,&quot;page&quot;:&quot;397–405&quot;,&quot;volume&quot;:&quot;13&quot;,&quot;issue&quot;:&quot;4&quot;,&quot;source&quot;:&quot;Google Scholar&quot;,&quot;author&quot;:[{&quot;family&quot;:&quot;Tsoar&quot;,&quot;given&quot;:&quot;Asaf&quot;},{&quot;family&quot;:&quot;Allouche&quot;,&quot;given&quot;:&quot;Omri&quot;},{&quot;family&quot;:&quot;Steinitz&quot;,&quot;given&quot;:&quot;Ofer&quot;},{&quot;family&quot;:&quot;Rotem&quot;,&quot;given&quot;:&quot;Dotan&quot;},{&quot;family&quot;:&quot;Kadmon&quot;,&quot;given&quot;:&quot;Ronen&quot;}],&quot;issued&quot;:{&quot;date-parts&quot;:[[&quot;2007&quot;]]}}}],&quot;schema&quot;:&quot;https://github.com/citation-style-language/schema/raw/master/csl-citation.json&quot;} RNDQjinX4DF5Z"/><text:span text:style-name="T1">(Elith et al., 2006; Segurado and Araujo, 2004; Tsoar et al., 2007)</text:span><text:reference-mark-end text:name="ZOTERO_ITEM CSL_CITATION {&quot;citationID&quot;:&quot;xFZxhS6s&quot;,&quot;properties&quot;:{&quot;formattedCitation&quot;:&quot;(Elith et al., 2006; Segurado and Araujo, 2004; Tsoar et al., 2007)&quot;,&quot;plainCitation&quot;:&quot;(Elith et al., 2006; Segurado and Araujo, 2004; Tsoar et al., 2007)&quot;},&quot;citationItems&quot;:[{&quot;id&quot;:897,&quot;uris&quot;:[&quot;http://zotero.org/users/1997578/items/9VH9IIX3&quot;],&quot;uri&quot;:[&quot;http://zotero.org/users/1997578/items/9VH9IIX3&quot;],&quot;itemData&quot;:{&quot;id&quot;:897,&quot;type&quot;:&quot;article-journal&quot;,&quot;title&quot;:&quot;Novel methods improve prediction of species’ distributions from occurrence data&quot;,&quot;container-title&quot;:&quot;ECOGRAPHY&quot;,&quot;volume&quot;:&quot;29&quot;,&quot;issue&quot;:&quot;129Á/151&quot;,&quot;source&quot;:&quot;Google Scholar&quot;,&quot;URL&quot;:&quot;http://www.ib.usp.br/~silvionihei/pdf/Elith%20et%20al%202006.pdf&quot;,&quot;author&quot;:[{&quot;family&quot;:&quot;Elith&quot;,&quot;given&quot;:&quot;Jane&quot;},{&quot;family&quot;:&quot;Graham&quot;,&quot;given&quot;:&quot;Catherine H.&quot;},{&quot;family&quot;:&quot;Anderson&quot;,&quot;given&quot;:&quot;Robert P.&quot;},{&quot;family&quot;:&quot;Dudık&quot;,&quot;given&quot;:&quot;Miroslav&quot;},{&quot;family&quot;:&quot;Ferrier&quot;,&quot;given&quot;:&quot;Simon&quot;},{&quot;family&quot;:&quot;Guisan&quot;,&quot;given&quot;:&quot;Antoine&quot;},{&quot;family&quot;:&quot;Hijmans&quot;,&quot;given&quot;:&quot;Robert J.&quot;},{&quot;family&quot;:&quot;Huettmann&quot;,&quot;given&quot;:&quot;Falk&quot;},{&quot;family&quot;:&quot;Leathwick&quot;,&quot;given&quot;:&quot;John R.&quot;},{&quot;family&quot;:&quot;Lehmann&quot;,&quot;given&quot;:&quot;Anthony&quot;},{&quot;literal&quot;:&quot;others&quot;}],&quot;issued&quot;:{&quot;date-parts&quot;:[[&quot;2006&quot;]]},&quot;accessed&quot;:{&quot;date-parts&quot;:[[&quot;2016&quot;,5,18]]}}},{&quot;id&quot;:899,&quot;uris&quot;:[&quot;http://zotero.org/users/1997578/items/MF2QQHMQ&quot;],&quot;uri&quot;:[&quot;http://zotero.org/users/1997578/items/MF2QQHMQ&quot;],&quot;itemData&quot;:{&quot;id&quot;:899,&quot;type&quot;:&quot;article-journal&quot;,&quot;title&quot;:&quot;An evaluation of methods for modelling species distributions&quot;,&quot;container-title&quot;:&quot;Journal of Biogeography&quot;,&quot;page&quot;:&quot;1555–1568&quot;,&quot;volume&quot;:&quot;31&quot;,&quot;issue&quot;:&quot;10&quot;,&quot;source&quot;:&quot;Google Scholar&quot;,&quot;author&quot;:[{&quot;family&quot;:&quot;Segurado&quot;,&quot;given&quot;:&quot;Pedro&quot;},{&quot;family&quot;:&quot;Araujo&quot;,&quot;given&quot;:&quot;Miguel B.&quot;}],&quot;issued&quot;:{&quot;date-parts&quot;:[[&quot;2004&quot;]]}}},{&quot;id&quot;:947,&quot;uris&quot;:[&quot;http://zotero.org/users/1997578/items/2JAZ395K&quot;],&quot;uri&quot;:[&quot;http://zotero.org/users/1997578/items/2JAZ395K&quot;],&quot;itemData&quot;:{&quot;id&quot;:947,&quot;type&quot;:&quot;article-journal&quot;,&quot;title&quot;:&quot;A comparative evaluation of presence-only methods for modelling species distribution&quot;,&quot;container-title&quot;:&quot;Diversity and distributions&quot;,&quot;page&quot;:&quot;397–405&quot;,&quot;volume&quot;:&quot;13&quot;,&quot;issue&quot;:&quot;4&quot;,&quot;source&quot;:&quot;Google Scholar&quot;,&quot;author&quot;:[{&quot;family&quot;:&quot;Tsoar&quot;,&quot;given&quot;:&quot;Asaf&quot;},{&quot;family&quot;:&quot;Allouche&quot;,&quot;given&quot;:&quot;Omri&quot;},{&quot;family&quot;:&quot;Steinitz&quot;,&quot;given&quot;:&quot;Ofer&quot;},{&quot;family&quot;:&quot;Rotem&quot;,&quot;given&quot;:&quot;Dotan&quot;},{&quot;family&quot;:&quot;Kadmon&quot;,&quot;given&quot;:&quot;Ronen&quot;}],&quot;issued&quot;:{&quot;date-parts&quot;:[[&quot;2007&quot;]]}}}],&quot;schema&quot;:&quot;https://github.com/citation-style-language/schema/raw/master/csl-citation.json&quot;} RNDQjinX4DF5Z"/><text:span text:style-name="T1">, and currently there is the idea that no single algorithm works better, and that several should be tested to see which one works better for each dataset or build consensus models from some models </text:span><text:reference-mark-start text:name="ZOTERO_ITEM CSL_CITATION {&quot;citationID&quot;:&quot;iFqpGx8P&quot;,&quot;properties&quot;:{&quot;formattedCitation&quot;:&quot;(Marmion et al., 2009; Qiao et al., 2015)&quot;,&quot;plainCitation&quot;:&quot;(Marmion et al., 2009; Qiao et al., 2015)&quot;},&quot;citationItems&quot;:[{&quot;id&quot;:916,&quot;uris&quot;:[&quot;http://zotero.org/users/1997578/items/QIIA6HTE&quot;],&quot;uri&quot;:[&quot;http://zotero.org/users/1997578/items/QIIA6HTE&quot;],&quot;itemData&quot;:{&quot;id&quot;:916,&quot;type&quot;:&quot;article-journal&quot;,&quot;title&quot;:&quot;Evaluation of consensus methods in predictive species distribution modelling&quot;,&quot;container-title&quot;:&quot;Diversity and distributions&quot;,&quot;page&quot;:&quot;59–69&quot;,&quot;volume&quot;:&quot;15&quot;,&quot;issue&quot;:&quot;1&quot;,&quot;source&quot;:&quot;Google Scholar&quot;,&quot;author&quot;:[{&quot;family&quot;:&quot;Marmion&quot;,&quot;given&quot;:&quot;Mathieu&quot;},{&quot;family&quot;:&quot;Parviainen&quot;,&quot;given&quot;:&quot;Miia&quot;},{&quot;family&quot;:&quot;Luoto&quot;,&quot;given&quot;:&quot;Miska&quot;},{&quot;family&quot;:&quot;Heikkinen&quot;,&quot;given&quot;:&quot;Risto K.&quot;},{&quot;family&quot;:&quot;Thuiller&quot;,&quot;given&quot;:&quot;Wilfried&quot;}],&quot;issued&quot;:{&quot;date-parts&quot;:[[&quot;2009&quot;]]}}},{&quot;id&quot;:902,&quot;uris&quot;:[&quot;http://zotero.org/users/1997578/items/DSXAD6S4&quot;],&quot;uri&quot;:[&quot;http://zotero.org/users/1997578/items/DSXAD6S4&quot;],&quot;itemData&quot;:{&quot;id&quot;:902,&quot;type&quot;:&quot;article-journal&quot;,&quot;title&quot;:&quot;No silver bullets in correlative ecological niche modelling: insights from testing among many potential algorithms for niche estimation&quot;,&quot;container-title&quot;:&quot;Methods in Ecology and Evolution&quot;,&quot;page&quot;:&quot;1126–1136&quot;,&quot;volume&quot;:&quot;6&quot;,&quot;issue&quot;:&quot;10&quot;,&quot;source&quot;:&quot;Google Scholar&quot;,&quot;shortTitle&quot;:&quot;No silver bullets in correlative ecological niche modelling&quot;,&quot;author&quot;:[{&quot;family&quot;:&quot;Qiao&quot;,&quot;given&quot;:&quot;Huijie&quot;},{&quot;family&quot;:&quot;Soberón&quot;,&quot;given&quot;:&quot;Jorge&quot;},{&quot;family&quot;:&quot;Peterson&quot;,&quot;given&quot;:&quot;Andrew Townsend&quot;}],&quot;issued&quot;:{&quot;date-parts&quot;:[[&quot;2015&quot;]]}}}],&quot;schema&quot;:&quot;https://github.com/citation-style-language/schema/raw/master/csl-citation.json&quot;} RND2X4yaUxoFn"/>(Marmion et al., 2009; Qiao et al., 2015)<text:reference-mark-end text:name="ZOTERO_ITEM CSL_CITATION {&quot;citationID&quot;:&quot;iFqpGx8P&quot;,&quot;properties&quot;:{&quot;formattedCitation&quot;:&quot;(Marmion et al., 2009; Qiao et al., 2015)&quot;,&quot;plainCitation&quot;:&quot;(Marmion et al., 2009; Qiao et al., 2015)&quot;},&quot;citationItems&quot;:[{&quot;id&quot;:916,&quot;uris&quot;:[&quot;http://zotero.org/users/1997578/items/QIIA6HTE&quot;],&quot;uri&quot;:[&quot;http://zotero.org/users/1997578/items/QIIA6HTE&quot;],&quot;itemData&quot;:{&quot;id&quot;:916,&quot;type&quot;:&quot;article-journal&quot;,&quot;title&quot;:&quot;Evaluation of consensus methods in predictive species distribution modelling&quot;,&quot;container-title&quot;:&quot;Diversity and distributions&quot;,&quot;page&quot;:&quot;59–69&quot;,&quot;volume&quot;:&quot;15&quot;,&quot;issue&quot;:&quot;1&quot;,&quot;source&quot;:&quot;Google Scholar&quot;,&quot;author&quot;:[{&quot;family&quot;:&quot;Marmion&quot;,&quot;given&quot;:&quot;Mathieu&quot;},{&quot;family&quot;:&quot;Parviainen&quot;,&quot;given&quot;:&quot;Miia&quot;},{&quot;family&quot;:&quot;Luoto&quot;,&quot;given&quot;:&quot;Miska&quot;},{&quot;family&quot;:&quot;Heikkinen&quot;,&quot;given&quot;:&quot;Risto K.&quot;},{&quot;family&quot;:&quot;Thuiller&quot;,&quot;given&quot;:&quot;Wilfried&quot;}],&quot;issued&quot;:{&quot;date-parts&quot;:[[&quot;2009&quot;]]}}},{&quot;id&quot;:902,&quot;uris&quot;:[&quot;http://zotero.org/users/1997578/items/DSXAD6S4&quot;],&quot;uri&quot;:[&quot;http://zotero.org/users/1997578/items/DSXAD6S4&quot;],&quot;itemData&quot;:{&quot;id&quot;:902,&quot;type&quot;:&quot;article-journal&quot;,&quot;title&quot;:&quot;No silver bullets in correlative ecological niche modelling: insights from testing among many potential algorithms for niche estimation&quot;,&quot;container-title&quot;:&quot;Methods in Ecology and Evolution&quot;,&quot;page&quot;:&quot;1126–1136&quot;,&quot;volume&quot;:&quot;6&quot;,&quot;issue&quot;:&quot;10&quot;,&quot;source&quot;:&quot;Google Scholar&quot;,&quot;shortTitle&quot;:&quot;No silver bullets in correlative ecological niche modelling&quot;,&quot;author&quot;:[{&quot;family&quot;:&quot;Qiao&quot;,&quot;given&quot;:&quot;Huijie&quot;},{&quot;family&quot;:&quot;Soberón&quot;,&quot;given&quot;:&quot;Jorge&quot;},{&quot;family&quot;:&quot;Peterson&quot;,&quot;given&quot;:&quot;Andrew Townsend&quot;}],&quot;issued&quot;:{&quot;date-parts&quot;:[[&quot;2015&quot;]]}}}],&quot;schema&quot;:&quot;https://github.com/citation-style-language/schema/raw/master/csl-citation.json&quot;} RND2X4yaUxoFn"/>.</text:p>
      <text:p text:style-name="Standard"/>
      <text:p text:style-name="Standard"><text:span text:style-name="T3">There has been many studies of species distribution modeling applied to bats </text:span><text:reference-mark-start text:name="ZOTERO_ITEM CSL_CITATION {&quot;citationID&quot;:&quot;BxO1mmQq&quot;,&quot;properties&quot;:{&quot;formattedCitation&quot;:&quot;{\\rtf (Flanders et al., 2011; Lis\\uc0\\u243{}n and Calvo, 2013)}&quot;,&quot;plainCitation&quot;:&quot;(Flanders et al., 2011; Lisón and Calvo, 2013)&quot;},&quot;citationItems&quot;:[{&quot;id&quot;:944,&quot;uris&quot;:[&quot;http://zotero.org/users/1997578/items/7KBRKCCW&quot;],&quot;uri&quot;:[&quot;http://zotero.org/users/1997578/items/7KBRKCCW&quot;],&quot;itemData&quot;:{&quot;id&quot;:944,&quot;type&quot;:&quot;article-journal&quot;,&quot;title&quot;:&quot;Identifying the effects of the Pleistocene on the greater horseshoe bat, Rhinolophus ferrumequinum, in East Asia using ecological niche modelling and phylogenetic analyses&quot;,&quot;container-title&quot;:&quot;Journal of Biogeography&quot;,&quot;page&quot;:&quot;439–452&quot;,&quot;volume&quot;:&quot;38&quot;,&quot;issue&quot;:&quot;3&quot;,&quot;source&quot;:&quot;Google Scholar&quot;,&quot;author&quot;:[{&quot;family&quot;:&quot;Flanders&quot;,&quot;given&quot;:&quot;Jon&quot;},{&quot;family&quot;:&quot;Wei&quot;,&quot;given&quot;:&quot;Li&quot;},{&quot;family&quot;:&quot;Rossiter&quot;,&quot;given&quot;:&quot;Stephen J.&quot;},{&quot;family&quot;:&quot;Zhang&quot;,&quot;given&quot;:&quot;Shuyi&quot;}],&quot;issued&quot;:{&quot;date-parts&quot;:[[&quot;2011&quot;]]}}},{&quot;id&quot;:907,&quot;uris&quot;:[&quot;http://zotero.org/users/1997578/items/FT4WW7GE&quot;],&quot;uri&quot;:[&quot;http://zotero.org/users/1997578/items/FT4WW7GE&quot;],&quot;itemData&quot;:{&quot;id&quot;:907,&quot;type&quot;:&quot;article-journal&quot;,&quot;title&quot;:&quot;Ecological niche modelling of three pipistrelle bat species in semiarid Mediterranean landscapes&quot;,&quot;container-title&quot;:&quot;Acta Oecologica&quot;,&quot;page&quot;:&quot;68–73&quot;,&quot;volume&quot;:&quot;47&quot;,&quot;source&quot;:&quot;Google Scholar&quot;,&quot;author&quot;:[{&quot;family&quot;:&quot;Lisón&quot;,&quot;given&quot;:&quot;Fulgencio&quot;},{&quot;family&quot;:&quot;Calvo&quot;,&quot;given&quot;:&quot;José F.&quot;}],&quot;issued&quot;:{&quot;date-parts&quot;:[[&quot;2013&quot;]]}}}],&quot;schema&quot;:&quot;https://github.com/citation-style-language/schema/raw/master/csl-citation.json&quot;} RNDy8NVGdrpjt"/><text:span text:style-name="T2">(Flanders et al., 2011; Lisón and Calvo, 2013)</text:span><text:reference-mark-end text:name="ZOTERO_ITEM CSL_CITATION {&quot;citationID&quot;:&quot;BxO1mmQq&quot;,&quot;properties&quot;:{&quot;formattedCitation&quot;:&quot;{\\rtf (Flanders et al., 2011; Lis\\uc0\\u243{}n and Calvo, 2013)}&quot;,&quot;plainCitation&quot;:&quot;(Flanders et al., 2011; Lisón and Calvo, 2013)&quot;},&quot;citationItems&quot;:[{&quot;id&quot;:944,&quot;uris&quot;:[&quot;http://zotero.org/users/1997578/items/7KBRKCCW&quot;],&quot;uri&quot;:[&quot;http://zotero.org/users/1997578/items/7KBRKCCW&quot;],&quot;itemData&quot;:{&quot;id&quot;:944,&quot;type&quot;:&quot;article-journal&quot;,&quot;title&quot;:&quot;Identifying the effects of the Pleistocene on the greater horseshoe bat, Rhinolophus ferrumequinum, in East Asia using ecological niche modelling and phylogenetic analyses&quot;,&quot;container-title&quot;:&quot;Journal of Biogeography&quot;,&quot;page&quot;:&quot;439–452&quot;,&quot;volume&quot;:&quot;38&quot;,&quot;issue&quot;:&quot;3&quot;,&quot;source&quot;:&quot;Google Scholar&quot;,&quot;author&quot;:[{&quot;family&quot;:&quot;Flanders&quot;,&quot;given&quot;:&quot;Jon&quot;},{&quot;family&quot;:&quot;Wei&quot;,&quot;given&quot;:&quot;Li&quot;},{&quot;family&quot;:&quot;Rossiter&quot;,&quot;given&quot;:&quot;Stephen J.&quot;},{&quot;family&quot;:&quot;Zhang&quot;,&quot;given&quot;:&quot;Shuyi&quot;}],&quot;issued&quot;:{&quot;date-parts&quot;:[[&quot;2011&quot;]]}}},{&quot;id&quot;:907,&quot;uris&quot;:[&quot;http://zotero.org/users/1997578/items/FT4WW7GE&quot;],&quot;uri&quot;:[&quot;http://zotero.org/users/1997578/items/FT4WW7GE&quot;],&quot;itemData&quot;:{&quot;id&quot;:907,&quot;type&quot;:&quot;article-journal&quot;,&quot;title&quot;:&quot;Ecological niche modelling of three pipistrelle bat species in semiarid Mediterranean landscapes&quot;,&quot;container-title&quot;:&quot;Acta Oecologica&quot;,&quot;page&quot;:&quot;68–73&quot;,&quot;volume&quot;:&quot;47&quot;,&quot;source&quot;:&quot;Google Scholar&quot;,&quot;author&quot;:[{&quot;family&quot;:&quot;Lisón&quot;,&quot;given&quot;:&quot;Fulgencio&quot;},{&quot;family&quot;:&quot;Calvo&quot;,&quot;given&quot;:&quot;José F.&quot;}],&quot;issued&quot;:{&quot;date-parts&quot;:[[&quot;2013&quot;]]}}}],&quot;schema&quot;:&quot;https://github.com/citation-style-language/schema/raw/master/csl-citation.json&quot;} RNDy8NVGdrpjt"/>, <text:span text:style-name="T4">but so far to our knowledge no one has used SDMs to study bats in northamerica.</text:span></text:p>
      <text:p text:style-name="P4"/>
      <text:p text:style-name="P3">More than 950 bat species comprise approximately 20% of all mammals species, second only to rodents (Hill, 1984; Wund and Myers, 1991; Mayer et al., 2007). <text:s/>Most of the chiropterans depend on forests for a portion of their life cycle (Miller et al., 2003), and 25 of the 45 North American species of bats use forest either for foraging or roosting (Faure et al., 1993; Faure and Barclay, 1992; O’Shea and Bogan, 2003). <text:s/>Of the tree-roosting bats, a wide range of roost sites are used, with some species <text:soft-page-break/>illustrating a preference for snags and others for foliage sites, but many preferring older growth stands (Hutchinson and Lacki, 2000; Veilleux and Veilleux, 2004; Kalcounis-Rüppell et al., 2005). <text:s/>Similarly, bats forage in a diverse array of microenvironments and they specialize on particular prey items. <text:s/>All of these resources may be differentially affected by fire</text:p>
      <text:p text:style-name="P3"><text:tab/>Bats are a group of conservation concern, the Interna<text:span text:style-name="T7">tional Union for the Conservation of Nature (IUCN; Gland Switzerland) indicates that 22% of the microchiroptera are either extint, critically endangered, endangered or vulnerable (Hutson and Micklebrugh, 2001). <text:s/>Globally, habitat fragmentation, habitat lost, destruction of roost sites, use of insecticides are among the greatest threats to bats </text:span><text:bookmark-start text:name="__UnoMark__15441_554979180"/><text:span text:style-name="T7">(Jefferies, 1972; Jones et al., 2009)</text:span><text:bookmark-end text:name="__UnoMark__15441_554979180"/><text:span text:style-name="T7">. <text:s/>And within North America, the recent emergence of white nose syndrome poses a further, and potentially much greater, specter. <text:s/>Since white noes syndrome was discovered in a winter hibernaculum in New York in 2006 it has spread t</text:span>o 25 US states and 5 Canadian provinces (USGS) killing over 5 million bats <text:bookmark-start text:name="__UnoMark__15450_554979180"/>(Leopardi et al., 2015)<text:bookmark-end text:name="__UnoMark__15450_554979180"/>.</text:p>
      <text:p text:style-name="P3"><text:tab/>Global change also poises a major threat to bats, in temperate regions their reproductive cycle is linked with their hibernation which is also triggered by temperature. Thus hibernation can cause bats to emerge earlier than they should affecting not only their reproductive cycle but also food availability <text:bookmark-start text:name="__UnoMark__15457_554979180"/>(Jones et al., 2009)<text:bookmark-end text:name="__UnoMark__15457_554979180"/>. Climate change may also affect bat ranges, the ranges of their food items, but also fire regimes that may reduce roost site availability <text:bookmark-start text:name="__UnoMark__15458_554979180"/>(Sherwin et al., 2013)<text:bookmark-end text:name="__UnoMark__15458_554979180"/>.</text:p>
      <text:p text:style-name="P3"><text:s/></text:p>
      <text:p text:style-name="P3">Some hav<text:span text:style-name="T7">e questioned the potential impacts of fire, fire frequencies, and fire intensity on bat occupancy and occurrence. <text:s/>S</text:span>o far the response of bats to the change in the fire regime has been limited. The only works that research the response of bats to fire divides the environments in high and low intensity fires <text:bookmark-start text:name="__UnoMark__15425_554979180"/>(Buchalski et al., 2013)<text:bookmark-end text:name="__UnoMark__15425_554979180"/>, but the response of this taxonomic group to fire is probably more complex than that, since understory fires increases the availability of insects <text:bookmark-start text:name="__UnoMark__15459_554979180"/>(Lacki et al., 2009)<text:bookmark-end text:name="__UnoMark__15459_554979180"/>, which would be positive for bats, but high intensity basal fire reduce roosting sites for bark dwelling bats, and canopy fires diminishes roosting sites for folliage roosting bats such as the Hoary bats, and <text:soft-page-break/>inc<text:span text:style-name="T7">reases roosting sites for bark and cavity roosting bats </text:span><text:bookmark-start text:name="__UnoMark__15424_554979180"/><text:span text:style-name="T7">(Klug et al., 2012; Kunz et al., 2003)</text:span><text:bookmark-end text:name="__UnoMark__15424_554979180"/><text:span text:style-name="T7">. <text:s/>Thus we would expect high intensity fires to favor bat occupancy of bark and cavity roosting bats, and no or low intensity fires to increase occupancy in foliage roosting bats. Due to this complex relationship between microchiroptera and fire, we study the effect of soil, basal and canopy burn intensity coupled with distance to fire edge and distance to unburned forest to elucidate the effects of different fire regimes in an ensemble of 17 bat species including three Forest Service declared sensitive species.</text:span></text:p>
      <text:p text:style-name="P5"/>
      <text:p text:style-name="P1"><text:span text:style-name="T8">Methods</text:span></text:p>
      <text:p text:style-name="P2"><text:span text:style-name="T6">Study site</text:span></text:p>
      <text:p text:style-name="P6"/>
      <text:p text:style-name="P2"><text:span text:style-name="T7">The research took place in Plumas National Forest (40°00′01″N 120°40′05″W). In the Sierra Nevada mountain Range in Northern California. This national forest comprises 463,769.75 hectares and it has a recent history of large wildfires. The moonlight wildfire (2007) burned 26,303.35 hectares, the Storrie fire (2000) burned 21,043.65 and the rich fire (2008) burned 2,468.58 hectares. The altitude range for this national forest goes from 311 to 2433 meters above sea level with a mean of 1555 . According to the Western Regional Climate Center the average annual rainfall is 1019.9 mm, the average high of and low of the warmest months are 31.9 and 6.7 degrees Celsius respectively and the average high and low for the coldest month are 7.4 and -4.7 degrees Celsius. </text:span></text:p>
      <text:p text:style-name="P3"><text:span text:style-name="T7">The Sierra Nevada Bioregion is dominated by mixed-conifer forest with some redwood forest and evergreen conifer areas </text:span><text:bookmark-start text:name="__UnoMark__15426_554979180"/><text:span text:style-name="T7">(Steel et al., 2015)</text:span><text:bookmark-end text:name="__UnoMark__15426_554979180"/><text:span text:style-name="T7"> and a fuel-limited fire regimes </text:span><text:bookmark-start text:name="__UnoMark__15432_554979180"/><text:span text:style-name="T7">(Steel et al., 2015)</text:span><text:bookmark-end text:name="__UnoMark__15432_554979180"/><text:span text:style-name="T7">. It has a Mediterranean climate with dry and warm summers and cool wet winters. The highest precipitation in the state of California corresponds to our study site in the northern limit of the Sierra Nevada </text:span><text:bookmark-start text:name="__UnoMark__15439_554979180"/><text:span text:style-name="T7">(van Wagtendonk and Fites-Kaufman, 2006)</text:span><text:bookmark-end text:name="__UnoMark__15439_554979180"/><text:span text:style-name="T7">. Changes in the ecosystems and communities along the Sierra Nevada mainly follow a west-east gradient of altitude and rainfall due to orographic rains coming from the pacific coast, rainfall increases with altitude and as it drops to the east we find the driest </text:span><text:soft-page-break/><text:span text:style-name="T7">environments. The most common environment is the lower montane forest </text:span><text:bookmark-start text:name="__UnoMark__15455_554979180"/><text:span text:style-name="T7">(van Wagtendonk and Fites-Kaufman, 2006)</text:span><text:bookmark-end text:name="__UnoMark__15455_554979180"/><text:span text:style-name="T7">. The dominant species of this community are the Jeffrey Pine (</text:span><text:span text:style-name="T6">Pinus jeffreyi</text:span><text:span text:style-name="T7">) and Ponderosa Pine (</text:span><text:span text:style-name="T6">Pinus ponderosa</text:span><text:span text:style-name="T7">)</text:span></text:p>
      <text:p text:style-name="P9"/>
      <text:p text:style-name="P2"><text:span text:style-name="T5">Site selection</text:span></text:p>
      <text:p text:style-name="P7"/>
      <text:p text:style-name="P2">In order to get most of the variability of the sampling sites we used GIS information provided by the forest service (Roads, Bodies of water, fire intervals and vegetation type), together with the Gebco altitude database, and made a raster stack with the following layers (distance to road, distance to water, mean fire interval in years, vegetation type and altitude). <text:span text:style-name="T7">This was used to classify sampling area into 5 different environments to capture most of the heterogeneity of the site, to ensure access to the site we eliminated all areas with over 15% of slope, which eliminated 7.8% of the sampling area.</text:span></text:p>
      <text:p text:style-name="P2"/>
      <text:p text:style-name="P2">Ten random points where selected from each environment type, five from the fire affected areas and five from the non fire affected areas.</text:p>
      <text:p text:style-name="P2"/>
      <text:p text:style-name="P2"><text:span text:style-name="T5">Sampling</text:span></text:p>
      <text:p text:style-name="P2"/>
      <text:p text:style-name="P2">The sampling took place from June the 8<text:span text:style-name="T9">th</text:span> of 2015 and July 31 of the same year. Pettersson D 500x bat detectors where deployed in each sampling point for three days recording from 7:30 pm to 6:30 pm, thus ensuring equal sampling effort. The recorded calls where passed through the Sonobat Software to develop the detection histo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1:08:10.562848657</meta:creation-date>
    <dc:date>2016-05-18T12:58:17.628410584</dc:date>
    <meta:editing-duration>PT1H31M7S</meta:editing-duration>
    <meta:editing-cycles>3</meta:editing-cycles>
    <meta:generator>LibreOffice/4.2.8.2$Linux_X86_64 LibreOffice_project/420m0$Build-2</meta:generator>
    <meta:document-statistic meta:table-count="0" meta:image-count="0" meta:object-count="0" meta:page-count="4" meta:paragraph-count="20" meta:word-count="1510" meta:character-count="9351" meta:non-whitespace-character-count="7842"/>
    <meta:user-defined meta:name="ZOTERO_PREF_1">&lt;data data-version="3" zotero-version="4.0.28"&gt;&lt;session id="SxmmoxNk"/&gt;&lt;style id="http://www.zotero.org/styles/forest-ecology-and-management" hasBibliography="1" bibliographyStyleHasBeenSet="0"/&gt;&lt;prefs&gt;&lt;pref name="fieldType" value="ReferenceMark"/&gt;&lt;pref n</meta:user-defined>
    <meta:user-defined meta:name="ZOTERO_PREF_2">ame="storeReferences" value="true"/&gt;&lt;pref name="automaticJournalAbbreviations" value="true"/&gt;&lt;pref name="noteType" value=""/&gt;&lt;/prefs&gt;&lt;/data&gt;</meta:user-defined>
  </office:meta>
</office:document-meta>
</file>